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63">
            <text:p>16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9">
            <text:p>19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87">
            <text:p>28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764">
            <text:p>1576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970">
            <text:p>1597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6824">
            <text:p>1682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23">
            <text:p>2021-02-2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 - 1.23)">
            <text:p>(0.9 - 1.2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3">
            <text:p>1.2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79.625">
            <text:p>-79.62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0767100192678227">
            <text:p>-0.0076710019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73266828026561">
            <text:p>0.973266828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6">
            <text:p>10676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94.25">
            <text:p>-94.25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0882821281378793">
            <text:p>-0.0088282128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69254012341054">
            <text:p>0.9692540123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9">
            <text:p>13979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6">
            <text:p>-6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0429215251448601">
            <text:p>-0.0004292153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8498107702365">
            <text:p>0.9984981077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622">
            <text:p>14622</text:p>
          </table:table-cell>
          <table:table-cell office:value-type="float" office:value="20891">
            <text:p>20891</text:p>
          </table:table-cell>
          <table:table-cell office:value-type="float" office:value="-87.125">
            <text:p>-87.125</text:p>
          </table:table-cell>
          <table:table-cell office:value-type="float" office:value="-78.5">
            <text:p>-78.5</text:p>
          </table:table-cell>
          <table:table-cell office:value-type="float" office:value="-43.5">
            <text:p>-43.5</text:p>
          </table:table-cell>
          <table:table-cell office:value-type="float" office:value="-0.0081700112528132">
            <text:p>-0.0081700113</text:p>
          </table:table-cell>
          <table:table-cell office:value-type="float" office:value="-0.00536862262344413">
            <text:p>-0.0053686226</text:p>
          </table:table-cell>
          <table:table-cell office:value-type="float" office:value="-0.00208223636972859">
            <text:p>-0.0020822364</text:p>
          </table:table-cell>
          <table:table-cell office:value-type="float" office:value="0.971535788819541">
            <text:p>0.9715357888</text:p>
          </table:table-cell>
          <table:table-cell office:value-type="float" office:value="0.981266312151337">
            <text:p>0.98126631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408">
            <text:p>14408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7.875">
            <text:p>-7.87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0546571349250416">
            <text:p>-0.0005465713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98087585808494">
            <text:p>0.9980875858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598">
            <text:p>10598</text:p>
          </table:table-cell>
          <table:table-cell office:value-type="float" office:value="13648">
            <text:p>13648</text:p>
          </table:table-cell>
          <table:table-cell office:value-type="float" office:value="20083">
            <text:p>20083</text:p>
          </table:table-cell>
          <table:table-cell office:value-type="float" office:value="28.25">
            <text:p>28.25</text:p>
          </table:table-cell>
          <table:table-cell office:value-type="float" office:value="-167.5">
            <text:p>-167.5</text:p>
          </table:table-cell>
          <table:table-cell office:value-type="float" office:value="-148.5">
            <text:p>-148.5</text:p>
          </table:table-cell>
          <table:table-cell office:value-type="float" office:value="0.00266559728250613">
            <text:p>0.0026655973</text:p>
          </table:table-cell>
          <table:table-cell office:value-type="float" office:value="-0.0122728604923798">
            <text:p>-0.0122728605</text:p>
          </table:table-cell>
          <table:table-cell office:value-type="float" office:value="-0.00739431359856595">
            <text:p>-0.0073943136</text:p>
          </table:table-cell>
          <table:table-cell office:value-type="float" office:value="1.00934351709016">
            <text:p>1.0093435171</text:p>
          </table:table-cell>
          <table:table-cell office:value-type="float" office:value="0.957340209561815">
            <text:p>0.9573402096</text:p>
          </table:table-cell>
          <table:table-cell office:value-type="float" office:value="0.974227067117263">
            <text:p>0.97422706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877">
            <text:p>877</text:p>
          </table:table-cell>
          <table:table-cell office:value-type="float" office:value="10714">
            <text:p>10714</text:p>
          </table:table-cell>
          <table:table-cell office:value-type="float" office:value="13869">
            <text:p>13869</text:p>
          </table:table-cell>
          <table:table-cell office:value-type="float" office:value="19029">
            <text:p>19029</text:p>
          </table:table-cell>
          <table:table-cell office:value-type="float" office:value="-62">
            <text:p>-62</text:p>
          </table:table-cell>
          <table:table-cell office:value-type="float" office:value="-9">
            <text:p>-9</text:p>
          </table:table-cell>
          <table:table-cell office:value-type="float" office:value="-19.5">
            <text:p>-19.5</text:p>
          </table:table-cell>
          <table:table-cell office:value-type="float" office:value="-0.00578682098189285">
            <text:p>-0.005786821</text:p>
          </table:table-cell>
          <table:table-cell office:value-type="float" office:value="-0.000648929266709929">
            <text:p>-0.0006489293</text:p>
          </table:table-cell>
          <table:table-cell office:value-type="float" office:value="-0.00102475169478165">
            <text:p>-0.0010247517</text:p>
          </table:table-cell>
          <table:table-cell office:value-type="float" office:value="0.979811761665645">
            <text:p>0.9798117617</text:p>
          </table:table-cell>
          <table:table-cell office:value-type="float" office:value="0.997729572940534">
            <text:p>0.9977295729</text:p>
          </table:table-cell>
          <table:table-cell office:value-type="float" office:value="0.996415427295695">
            <text:p>0.99641542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0412">
            <text:p>10412</text:p>
          </table:table-cell>
          <table:table-cell office:value-type="float" office:value="13538">
            <text:p>13538</text:p>
          </table:table-cell>
          <table:table-cell office:value-type="float" office:value="19777">
            <text:p>19777</text:p>
          </table:table-cell>
          <table:table-cell office:value-type="float" office:value="-150.875">
            <text:p>-150.875</text:p>
          </table:table-cell>
          <table:table-cell office:value-type="float" office:value="-131">
            <text:p>-131</text:p>
          </table:table-cell>
          <table:table-cell office:value-type="float" office:value="-55.375">
            <text:p>-55.375</text:p>
          </table:table-cell>
          <table:table-cell office:value-type="float" office:value="-0.0144904917402997">
            <text:p>-0.0144904917</text:p>
          </table:table-cell>
          <table:table-cell office:value-type="float" office:value="-0.00967646624316738">
            <text:p>-0.0096764662</text:p>
          </table:table-cell>
          <table:table-cell office:value-type="float" office:value="-0.00279996966172827">
            <text:p>-0.0027999697</text:p>
          </table:table-cell>
          <table:table-cell office:value-type="float" office:value="0.949694828636668">
            <text:p>0.9496948286</text:p>
          </table:table-cell>
          <table:table-cell office:value-type="float" office:value="0.966315890786866">
            <text:p>0.9663158908</text:p>
          </table:table-cell>
          <table:table-cell office:value-type="float" office:value="0.99021547225096">
            <text:p>0.99021547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0383">
            <text:p>10383</text:p>
          </table:table-cell>
          <table:table-cell office:value-type="float" office:value="13411">
            <text:p>13411</text:p>
          </table:table-cell>
          <table:table-cell office:value-type="float" office:value="19433">
            <text:p>19433</text:p>
          </table:table-cell>
          <table:table-cell office:value-type="float" office:value="-146.25">
            <text:p>-146.25</text:p>
          </table:table-cell>
          <table:table-cell office:value-type="float" office:value="-255.25">
            <text:p>-255.25</text:p>
          </table:table-cell>
          <table:table-cell office:value-type="float" office:value="1.625">
            <text:p>1.625</text:p>
          </table:table-cell>
          <table:table-cell office:value-type="float" office:value="-0.014085524414909">
            <text:p>-0.0140855244</text:p>
          </table:table-cell>
          <table:table-cell office:value-type="float" office:value="-0.0190328834538811">
            <text:p>-0.0190328835</text:p>
          </table:table-cell>
          <table:table-cell table:style-name="ce17" office:value-type="float" office:value="0.0000836206452940874">
            <text:p>8.36E-005</text:p>
          </table:table-cell>
          <table:table-cell office:value-type="float" office:value="0.951089532463983">
            <text:p>0.9510895325</text:p>
          </table:table-cell>
          <table:table-cell office:value-type="float" office:value="0.934094919190451">
            <text:p>0.9340949192</text:p>
          </table:table-cell>
          <table:table-cell office:value-type="float" office:value="1.00029268596366">
            <text:p>1.0002926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0612">
            <text:p>10612</text:p>
          </table:table-cell>
          <table:table-cell office:value-type="float" office:value="13762">
            <text:p>13762</text:p>
          </table:table-cell>
          <table:table-cell office:value-type="float" office:value="18906">
            <text:p>18906</text:p>
          </table:table-cell>
          <table:table-cell office:value-type="float" office:value="11.75">
            <text:p>11.75</text:p>
          </table:table-cell>
          <table:table-cell office:value-type="float" office:value="34.5">
            <text:p>34.5</text:p>
          </table:table-cell>
          <table:table-cell office:value-type="float" office:value="-260.25">
            <text:p>-260.25</text:p>
          </table:table-cell>
          <table:table-cell office:value-type="float" office:value="0.00110723709008669">
            <text:p>0.0011072371</text:p>
          </table:table-cell>
          <table:table-cell office:value-type="float" office:value="0.00250690306641477">
            <text:p>0.0025069031</text:p>
          </table:table-cell>
          <table:table-cell office:value-type="float" office:value="-0.0137654712789591">
            <text:p>-0.0137654713</text:p>
          </table:table-cell>
          <table:table-cell office:value-type="float" office:value="1.00387773272429">
            <text:p>1.0038777327</text:p>
          </table:table-cell>
          <table:table-cell office:value-type="float" office:value="1.0087864784759">
            <text:p>1.0087864785</text:p>
          </table:table-cell>
          <table:table-cell office:value-type="float" office:value="0.952192247394726">
            <text:p>0.95219224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515">
            <text:p>515</text:p>
          </table:table-cell>
          <table:table-cell office:value-type="float" office:value="10643">
            <text:p>10643</text:p>
          </table:table-cell>
          <table:table-cell office:value-type="float" office:value="14000">
            <text:p>14000</text:p>
          </table:table-cell>
          <table:table-cell office:value-type="float" office:value="19041">
            <text:p>19041</text:p>
          </table:table-cell>
          <table:table-cell office:value-type="float" office:value="28.25">
            <text:p>28.25</text:p>
          </table:table-cell>
          <table:table-cell office:value-type="float" office:value="-56.375">
            <text:p>-56.375</text:p>
          </table:table-cell>
          <table:table-cell office:value-type="float" office:value="-287.125">
            <text:p>-287.125</text:p>
          </table:table-cell>
          <table:table-cell office:value-type="float" office:value="0.0026543267875599">
            <text:p>0.0026543268</text:p>
          </table:table-cell>
          <table:table-cell office:value-type="float" office:value="-0.00402678571428571">
            <text:p>-0.0040267857</text:p>
          </table:table-cell>
          <table:table-cell office:value-type="float" office:value="-0.0150793025576388">
            <text:p>-0.0150793026</text:p>
          </table:table-cell>
          <table:table-cell office:value-type="float" office:value="1.00930395283982">
            <text:p>1.0093039528</text:p>
          </table:table-cell>
          <table:table-cell office:value-type="float" office:value="0.98593803140625">
            <text:p>0.9859380314</text:p>
          </table:table-cell>
          <table:table-cell office:value-type="float" office:value="0.947668116364889">
            <text:p>0.94766811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540">
            <text:p>540</text:p>
          </table:table-cell>
          <table:table-cell office:value-type="float" office:value="10212">
            <text:p>10212</text:p>
          </table:table-cell>
          <table:table-cell office:value-type="float" office:value="13335">
            <text:p>13335</text:p>
          </table:table-cell>
          <table:table-cell office:value-type="float" office:value="19832">
            <text:p>19832</text:p>
          </table:table-cell>
          <table:table-cell office:value-type="float" office:value="-88.25">
            <text:p>-88.25</text:p>
          </table:table-cell>
          <table:table-cell office:value-type="float" office:value="-201.625">
            <text:p>-201.625</text:p>
          </table:table-cell>
          <table:table-cell office:value-type="float" office:value="-31">
            <text:p>-31</text:p>
          </table:table-cell>
          <table:table-cell office:value-type="float" office:value="-0.00864179396788092">
            <text:p>-0.008641794</text:p>
          </table:table-cell>
          <table:table-cell office:value-type="float" office:value="-0.0151199850018748">
            <text:p>-0.015119985</text:p>
          </table:table-cell>
          <table:table-cell office:value-type="float" office:value="-0.00156313029447358">
            <text:p>-0.0015631303</text:p>
          </table:table-cell>
          <table:table-cell office:value-type="float" office:value="0.969900095094264">
            <text:p>0.9699000951</text:p>
          </table:table-cell>
          <table:table-cell office:value-type="float" office:value="0.947528135828494">
            <text:p>0.9475281358</text:p>
          </table:table-cell>
          <table:table-cell office:value-type="float" office:value="0.994533832986925">
            <text:p>0.994533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734">
            <text:p>9734</text:p>
          </table:table-cell>
          <table:table-cell office:value-type="float" office:value="13346">
            <text:p>13346</text:p>
          </table:table-cell>
          <table:table-cell office:value-type="float" office:value="19527">
            <text:p>19527</text:p>
          </table:table-cell>
          <table:table-cell office:value-type="float" office:value="-42">
            <text:p>-42</text:p>
          </table:table-cell>
          <table:table-cell office:value-type="float" office:value="-262.5">
            <text:p>-262.5</text:p>
          </table:table-cell>
          <table:table-cell office:value-type="float" office:value="-5.875">
            <text:p>-5.875</text:p>
          </table:table-cell>
          <table:table-cell office:value-type="float" office:value="-0.00431477296075611">
            <text:p>-0.004314773</text:p>
          </table:table-cell>
          <table:table-cell office:value-type="float" office:value="-0.0196688146261052">
            <text:p>-0.0196688146</text:p>
          </table:table-cell>
          <table:table-cell office:value-type="float" office:value="-0.000300865468325908">
            <text:p>-0.0003008655</text:p>
          </table:table-cell>
          <table:table-cell office:value-type="float" office:value="0.984934784478131">
            <text:p>0.9849347845</text:p>
          </table:table-cell>
          <table:table-cell office:value-type="float" office:value="0.931917398855472">
            <text:p>0.9319173989</text:p>
          </table:table-cell>
          <table:table-cell office:value-type="float" office:value="0.998947148280118">
            <text:p>0.99894714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table:number-columns-repeated="2" office:value-type="float" office:value="814">
            <text:p>814</text:p>
          </table:table-cell>
          <table:table-cell office:value-type="float" office:value="9611">
            <text:p>9611</text:p>
          </table:table-cell>
          <table:table-cell office:value-type="float" office:value="13638">
            <text:p>13638</text:p>
          </table:table-cell>
          <table:table-cell office:value-type="float" office:value="18762">
            <text:p>18762</text:p>
          </table:table-cell>
          <table:table-cell office:value-type="float" office:value="-77.875">
            <text:p>-77.875</text:p>
          </table:table-cell>
          <table:table-cell office:value-type="float" office:value="-13">
            <text:p>-13</text:p>
          </table:table-cell>
          <table:table-cell office:value-type="float" office:value="-237.875">
            <text:p>-237.875</text:p>
          </table:table-cell>
          <table:table-cell office:value-type="float" office:value="-0.00810269482884195">
            <text:p>-0.0081026948</text:p>
          </table:table-cell>
          <table:table-cell office:value-type="float" office:value="-0.000953218947059686">
            <text:p>-0.0009532189</text:p>
          </table:table-cell>
          <table:table-cell office:value-type="float" office:value="-0.0126785523931351">
            <text:p>-0.0126785524</text:p>
          </table:table-cell>
          <table:table-cell office:value-type="float" office:value="0.971769249279492">
            <text:p>0.9717692493</text:p>
          </table:table-cell>
          <table:table-cell office:value-type="float" office:value="0.996665514592959">
            <text:p>0.9966655146</text:p>
          </table:table-cell>
          <table:table-cell office:value-type="float" office:value="0.955940128177967">
            <text:p>0.95594012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9216">
            <text:p>9216</text:p>
          </table:table-cell>
          <table:table-cell office:value-type="float" office:value="13516">
            <text:p>13516</text:p>
          </table:table-cell>
          <table:table-cell office:value-type="float" office:value="19143">
            <text:p>19143</text:p>
          </table:table-cell>
          <table:table-cell office:value-type="float" office:value="-212.125">
            <text:p>-212.125</text:p>
          </table:table-cell>
          <table:table-cell office:value-type="float" office:value="80.625">
            <text:p>80.625</text:p>
          </table:table-cell>
          <table:table-cell office:value-type="float" office:value="-296.625">
            <text:p>-296.625</text:p>
          </table:table-cell>
          <table:table-cell office:value-type="float" office:value="-0.0230170355902778">
            <text:p>-0.0230170356</text:p>
          </table:table-cell>
          <table:table-cell office:value-type="float" office:value="0.0059651524119562">
            <text:p>0.0059651524</text:p>
          </table:table-cell>
          <table:table-cell office:value-type="float" office:value="-0.015495220184924">
            <text:p>-0.0154952202</text:p>
          </table:table-cell>
          <table:table-cell office:value-type="float" office:value="0.920478751931661">
            <text:p>0.9204787519</text:p>
          </table:table-cell>
          <table:table-cell office:value-type="float" office:value="1.02094777620671">
            <text:p>1.0209477762</text:p>
          </table:table-cell>
          <table:table-cell office:value-type="float" office:value="0.946237328975981">
            <text:p>0.946237329</text:p>
          </table:table-cell>
          <table:table-cell office:value-type="float" office:value="-29.7666101394106">
            <text:p>-29.76661013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9624">
            <text:p>9624</text:p>
          </table:table-cell>
          <table:table-cell office:value-type="float" office:value="13050">
            <text:p>13050</text:p>
          </table:table-cell>
          <table:table-cell office:value-type="float" office:value="17817">
            <text:p>17817</text:p>
          </table:table-cell>
          <table:table-cell office:value-type="float" office:value="-147.25">
            <text:p>-147.25</text:p>
          </table:table-cell>
          <table:table-cell office:value-type="float" office:value="-230.75">
            <text:p>-230.75</text:p>
          </table:table-cell>
          <table:table-cell office:value-type="float" office:value="-316">
            <text:p>-316</text:p>
          </table:table-cell>
          <table:table-cell office:value-type="float" office:value="-0.0153002909393184">
            <text:p>-0.0153002909</text:p>
          </table:table-cell>
          <table:table-cell office:value-type="float" office:value="-0.0176819923371648">
            <text:p>-0.0176819923</text:p>
          </table:table-cell>
          <table:table-cell office:value-type="float" office:value="-0.0177358702362912">
            <text:p>-0.0177358702</text:p>
          </table:table-cell>
          <table:table-cell office:value-type="float" office:value="0.946907815561928">
            <text:p>0.9469078156</text:p>
          </table:table-cell>
          <table:table-cell office:value-type="float" office:value="0.938725826411826">
            <text:p>0.9387258264</text:p>
          </table:table-cell>
          <table:table-cell office:value-type="float" office:value="0.938540993915336">
            <text:p>0.93854099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9578">
            <text:p>9578</text:p>
          </table:table-cell>
          <table:table-cell office:value-type="float" office:value="12829">
            <text:p>12829</text:p>
          </table:table-cell>
          <table:table-cell office:value-type="float" office:value="18064">
            <text:p>18064</text:p>
          </table:table-cell>
          <table:table-cell office:value-type="float" office:value="-42.75">
            <text:p>-42.75</text:p>
          </table:table-cell>
          <table:table-cell office:value-type="float" office:value="-166.75">
            <text:p>-166.75</text:p>
          </table:table-cell>
          <table:table-cell office:value-type="float" office:value="-364.25">
            <text:p>-364.25</text:p>
          </table:table-cell>
          <table:table-cell office:value-type="float" office:value="-0.00446335351847985">
            <text:p>-0.0044633535</text:p>
          </table:table-cell>
          <table:table-cell office:value-type="float" office:value="-0.0129978953932497">
            <text:p>-0.0129978954</text:p>
          </table:table-cell>
          <table:table-cell office:value-type="float" office:value="-0.0201644154118689">
            <text:p>-0.0201644154</text:p>
          </table:table-cell>
          <table:table-cell office:value-type="float" office:value="0.984417308873597">
            <text:p>0.9844173089</text:p>
          </table:table-cell>
          <table:table-cell office:value-type="float" office:value="0.954838498881548">
            <text:p>0.9548384989</text:p>
          </table:table-cell>
          <table:table-cell office:value-type="float" office:value="0.930221489210308">
            <text:p>0.9302214892</text:p>
          </table:table-cell>
          <table:table-cell table:number-columns-repeated="2" office:value-type="float" office:value="0">
            <text:p>0</text:p>
          </table:table-cell>
          <table:table-cell office:value-type="float" office:value="-34.027021685978">
            <text:p>-34.02702168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685">
            <text:p>685</text:p>
          </table:table-cell>
          <table:table-cell office:value-type="float" office:value="9557">
            <text:p>9557</text:p>
          </table:table-cell>
          <table:table-cell office:value-type="float" office:value="13599">
            <text:p>13599</text:p>
          </table:table-cell>
          <table:table-cell office:value-type="float" office:value="18762">
            <text:p>18762</text:p>
          </table:table-cell>
          <table:table-cell office:value-type="float" office:value="-21.75">
            <text:p>-21.75</text:p>
          </table:table-cell>
          <table:table-cell office:value-type="float" office:value="-220">
            <text:p>-220</text:p>
          </table:table-cell>
          <table:table-cell office:value-type="float" office:value="-237.875">
            <text:p>-237.875</text:p>
          </table:table-cell>
          <table:table-cell office:value-type="float" office:value="-0.00227581877158104">
            <text:p>-0.0022758188</text:p>
          </table:table-cell>
          <table:table-cell office:value-type="float" office:value="-0.0161776601220678">
            <text:p>-0.0161776601</text:p>
          </table:table-cell>
          <table:table-cell office:value-type="float" office:value="-0.0126785523931351">
            <text:p>-0.0126785524</text:p>
          </table:table-cell>
          <table:table-cell office:value-type="float" office:value="0.992044785827585">
            <text:p>0.9920447858</text:p>
          </table:table-cell>
          <table:table-cell office:value-type="float" office:value="0.943891154279332">
            <text:p>0.9438911543</text:p>
          </table:table-cell>
          <table:table-cell office:value-type="float" office:value="0.955940128177967">
            <text:p>0.95594012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9238">
            <text:p>9238</text:p>
          </table:table-cell>
          <table:table-cell office:value-type="float" office:value="12500">
            <text:p>12500</text:p>
          </table:table-cell>
          <table:table-cell office:value-type="float" office:value="19198">
            <text:p>19198</text:p>
          </table:table-cell>
          <table:table-cell office:value-type="float" office:value="-142.25">
            <text:p>-142.25</text:p>
          </table:table-cell>
          <table:table-cell office:value-type="float" office:value="-174.125">
            <text:p>-174.125</text:p>
          </table:table-cell>
          <table:table-cell office:value-type="float" office:value="-250.625">
            <text:p>-250.625</text:p>
          </table:table-cell>
          <table:table-cell office:value-type="float" office:value="-0.0153983546222126">
            <text:p>-0.0153983546</text:p>
          </table:table-cell>
          <table:table-cell office:value-type="float" office:value="-0.01393">
            <text:p>-0.01393</text:p>
          </table:table-cell>
          <table:table-cell office:value-type="float" office:value="-0.0130547452859673">
            <text:p>-0.0130547453</text:p>
          </table:table-cell>
          <table:table-cell office:value-type="float" office:value="0.946570493099396">
            <text:p>0.9465704931</text:p>
          </table:table-cell>
          <table:table-cell office:value-type="float" office:value="0.951625328004">
            <text:p>0.951625328</text:p>
          </table:table-cell>
          <table:table-cell office:value-type="float" office:value="0.954642427193098">
            <text:p>0.95464242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9049">
            <text:p>9049</text:p>
          </table:table-cell>
          <table:table-cell office:value-type="float" office:value="12186">
            <text:p>12186</text:p>
          </table:table-cell>
          <table:table-cell office:value-type="float" office:value="17483">
            <text:p>17483</text:p>
          </table:table-cell>
          <table:table-cell office:value-type="float" office:value="-70">
            <text:p>-70</text:p>
          </table:table-cell>
          <table:table-cell office:value-type="float" office:value="-238.125">
            <text:p>-238.125</text:p>
          </table:table-cell>
          <table:table-cell office:value-type="float" office:value="-127.75">
            <text:p>-127.75</text:p>
          </table:table-cell>
          <table:table-cell office:value-type="float" office:value="-0.00773566139904962">
            <text:p>-0.0077356614</text:p>
          </table:table-cell>
          <table:table-cell office:value-type="float" office:value="-0.019540866568193">
            <text:p>-0.0195408666</text:p>
          </table:table-cell>
          <table:table-cell office:value-type="float" office:value="-0.00730709832408625">
            <text:p>-0.0073070983</text:p>
          </table:table-cell>
          <table:table-cell office:value-type="float" office:value="0.973042472399597">
            <text:p>0.9730424724</text:p>
          </table:table-cell>
          <table:table-cell office:value-type="float" office:value="0.932355384125147">
            <text:p>0.9323553841</text:p>
          </table:table-cell>
          <table:table-cell office:value-type="float" office:value="0.974529807490097">
            <text:p>0.97452980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89">
            <text:p>1089</text:p>
          </table:table-cell>
          <table:table-cell office:value-type="float" office:value="8719">
            <text:p>8719</text:p>
          </table:table-cell>
          <table:table-cell office:value-type="float" office:value="12272">
            <text:p>12272</text:p>
          </table:table-cell>
          <table:table-cell office:value-type="float" office:value="17413">
            <text:p>17413</text:p>
          </table:table-cell>
          <table:table-cell office:value-type="float" office:value="-48.25">
            <text:p>-48.25</text:p>
          </table:table-cell>
          <table:table-cell office:value-type="float" office:value="-84.375">
            <text:p>-84.375</text:p>
          </table:table-cell>
          <table:table-cell office:value-type="float" office:value="-257">
            <text:p>-257</text:p>
          </table:table-cell>
          <table:table-cell office:value-type="float" office:value="-0.00553389150131896">
            <text:p>-0.0055338915</text:p>
          </table:table-cell>
          <table:table-cell office:value-type="float" office:value="-0.0068754074315515">
            <text:p>-0.0068754074</text:p>
          </table:table-cell>
          <table:table-cell office:value-type="float" office:value="-0.014759088037673">
            <text:p>-0.014759088</text:p>
          </table:table-cell>
          <table:table-cell office:value-type="float" office:value="0.980691402697474">
            <text:p>0.9806914027</text:p>
          </table:table-cell>
          <table:table-cell office:value-type="float" office:value="0.976028725595175">
            <text:p>0.9760287256</text:p>
          </table:table-cell>
          <table:table-cell office:value-type="float" office:value="0.948770140000364">
            <text:p>0.948770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240">
            <text:p>8240</text:p>
          </table:table-cell>
          <table:table-cell office:value-type="float" office:value="12080">
            <text:p>12080</text:p>
          </table:table-cell>
          <table:table-cell office:value-type="float" office:value="18320">
            <text:p>18320</text:p>
          </table:table-cell>
          <table:table-cell office:value-type="float" office:value="-282.5">
            <text:p>-282.5</text:p>
          </table:table-cell>
          <table:table-cell office:value-type="float" office:value="-141">
            <text:p>-141</text:p>
          </table:table-cell>
          <table:table-cell office:value-type="float" office:value="-180">
            <text:p>-180</text:p>
          </table:table-cell>
          <table:table-cell office:value-type="float" office:value="-0.0342839805825243">
            <text:p>-0.0342839806</text:p>
          </table:table-cell>
          <table:table-cell office:value-type="float" office:value="-0.0116721854304636">
            <text:p>-0.0116721854</text:p>
          </table:table-cell>
          <table:table-cell office:value-type="float" office:value="-0.00982532751091703">
            <text:p>-0.0098253275</text:p>
          </table:table-cell>
          <table:table-cell office:value-type="float" office:value="0.882309834957348">
            <text:p>0.882309835</text:p>
          </table:table-cell>
          <table:table-cell office:value-type="float" office:value="0.959414381222315">
            <text:p>0.9594143812</text:p>
          </table:table-cell>
          <table:table-cell office:value-type="float" office:value="0.965800566350756">
            <text:p>0.9658005664</text:p>
          </table:table-cell>
          <table:table-cell office:value-type="float" office:value="-19.8692264944937">
            <text:p>-19.8692264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8007">
            <text:p>8007</text:p>
          </table:table-cell>
          <table:table-cell office:value-type="float" office:value="11669">
            <text:p>11669</text:p>
          </table:table-cell>
          <table:table-cell office:value-type="float" office:value="16817">
            <text:p>16817</text:p>
          </table:table-cell>
          <table:table-cell office:value-type="float" office:value="-229">
            <text:p>-229</text:p>
          </table:table-cell>
          <table:table-cell office:value-type="float" office:value="-205.25">
            <text:p>-205.25</text:p>
          </table:table-cell>
          <table:table-cell office:value-type="float" office:value="-166.875">
            <text:p>-166.875</text:p>
          </table:table-cell>
          <table:table-cell office:value-type="float" office:value="-0.0285999750218559">
            <text:p>-0.028599975</text:p>
          </table:table-cell>
          <table:table-cell office:value-type="float" office:value="-0.0175893392750021">
            <text:p>-0.0175893393</text:p>
          </table:table-cell>
          <table:table-cell office:value-type="float" office:value="-0.00992299458880894">
            <text:p>-0.0099229946</text:p>
          </table:table-cell>
          <table:table-cell office:value-type="float" office:value="0.901503286223156">
            <text:p>0.9015032862</text:p>
          </table:table-cell>
          <table:table-cell office:value-type="float" office:value="0.93904370685551">
            <text:p>0.9390437069</text:p>
          </table:table-cell>
          <table:table-cell office:value-type="float" office:value="0.965462511949523">
            <text:p>0.9654625119</text:p>
          </table:table-cell>
          <table:table-cell office:value-type="float" office:value="-23.8876869209546">
            <text:p>-23.8876869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562">
            <text:p>8562</text:p>
          </table:table-cell>
          <table:table-cell office:value-type="float" office:value="11460">
            <text:p>11460</text:p>
          </table:table-cell>
          <table:table-cell office:value-type="float" office:value="16499">
            <text:p>16499</text:p>
          </table:table-cell>
          <table:table-cell office:value-type="float" office:value="-157.5">
            <text:p>-157.5</text:p>
          </table:table-cell>
          <table:table-cell office:value-type="float" office:value="-292.5">
            <text:p>-292.5</text:p>
          </table:table-cell>
          <table:table-cell office:value-type="float" office:value="-365.5">
            <text:p>-365.5</text:p>
          </table:table-cell>
          <table:table-cell office:value-type="float" office:value="-0.0183952347582341">
            <text:p>-0.0183952348</text:p>
          </table:table-cell>
          <table:table-cell office:value-type="float" office:value="-0.0255235602094241">
            <text:p>-0.0255235602</text:p>
          </table:table-cell>
          <table:table-cell office:value-type="float" office:value="-0.0221528577489545">
            <text:p>-0.0221528577</text:p>
          </table:table-cell>
          <table:table-cell office:value-type="float" office:value="0.936279912283329">
            <text:p>0.9362799123</text:p>
          </table:table-cell>
          <table:table-cell office:value-type="float" office:value="0.911944385433513">
            <text:p>0.9119443854</text:p>
          </table:table-cell>
          <table:table-cell office:value-type="float" office:value="0.923426866127292">
            <text:p>0.9234268661</text:p>
          </table:table-cell>
          <table:table-cell office:value-type="float" office:value="0">
            <text:p>0</text:p>
          </table:table-cell>
          <table:table-cell office:value-type="float" office:value="-26.8090840608785">
            <text:p>-26.8090840609</text:p>
          </table:table-cell>
          <table:table-cell office:value-type="float" office:value="-30.9414219892465">
            <text:p>-30.941421989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914">
            <text:p>914</text:p>
          </table:table-cell>
          <table:table-cell office:value-type="float" office:value="8205">
            <text:p>8205</text:p>
          </table:table-cell>
          <table:table-cell office:value-type="float" office:value="12234">
            <text:p>12234</text:p>
          </table:table-cell>
          <table:table-cell office:value-type="float" office:value="17413">
            <text:p>17413</text:p>
          </table:table-cell>
          <table:table-cell office:value-type="float" office:value="-116.75">
            <text:p>-116.75</text:p>
          </table:table-cell>
          <table:table-cell office:value-type="float" office:value="-222.375">
            <text:p>-222.375</text:p>
          </table:table-cell>
          <table:table-cell office:value-type="float" office:value="-257">
            <text:p>-257</text:p>
          </table:table-cell>
          <table:table-cell office:value-type="float" office:value="-0.0142291285801341">
            <text:p>-0.0142291286</text:p>
          </table:table-cell>
          <table:table-cell office:value-type="float" office:value="-0.0181768023540951">
            <text:p>-0.0181768024</text:p>
          </table:table-cell>
          <table:table-cell office:value-type="float" office:value="-0.014759088037673">
            <text:p>-0.014759088</text:p>
          </table:table-cell>
          <table:table-cell office:value-type="float" office:value="0.950594887445825">
            <text:p>0.9505948874</text:p>
          </table:table-cell>
          <table:table-cell office:value-type="float" office:value="0.937028768202554">
            <text:p>0.9370287682</text:p>
          </table:table-cell>
          <table:table-cell office:value-type="float" office:value="0.948770140000364">
            <text:p>0.948770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920">
            <text:p>7920</text:p>
          </table:table-cell>
          <table:table-cell office:value-type="float" office:value="11394">
            <text:p>11394</text:p>
          </table:table-cell>
          <table:table-cell office:value-type="float" office:value="18390">
            <text:p>18390</text:p>
          </table:table-cell>
          <table:table-cell office:value-type="float" office:value="-214">
            <text:p>-214</text:p>
          </table:table-cell>
          <table:table-cell office:value-type="float" office:value="-55.75">
            <text:p>-55.75</text:p>
          </table:table-cell>
          <table:table-cell office:value-type="float" office:value="-327.5">
            <text:p>-327.5</text:p>
          </table:table-cell>
          <table:table-cell office:value-type="float" office:value="-0.027020202020202">
            <text:p>-0.027020202</text:p>
          </table:table-cell>
          <table:table-cell office:value-type="float" office:value="-0.00489292610145691">
            <text:p>-0.0048929261</text:p>
          </table:table-cell>
          <table:table-cell office:value-type="float" office:value="-0.0178085916258836">
            <text:p>-0.0178085916</text:p>
          </table:table-cell>
          <table:table-cell office:value-type="float" office:value="0.90686027191103">
            <text:p>0.9068602719</text:p>
          </table:table-cell>
          <table:table-cell office:value-type="float" office:value="0.982921682467536">
            <text:p>0.9829216825</text:p>
          </table:table-cell>
          <table:table-cell office:value-type="float" office:value="0.938291535343374">
            <text:p>0.9382915353</text:p>
          </table:table-cell>
          <table:table-cell office:value-type="float" office:value="-25.3047678996252">
            <text:p>-25.30476789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7998">
            <text:p>7998</text:p>
          </table:table-cell>
          <table:table-cell office:value-type="float" office:value="10918">
            <text:p>10918</text:p>
          </table:table-cell>
          <table:table-cell office:value-type="float" office:value="16483">
            <text:p>16483</text:p>
          </table:table-cell>
          <table:table-cell office:value-type="float" office:value="-128.25">
            <text:p>-128.25</text:p>
          </table:table-cell>
          <table:table-cell office:value-type="float" office:value="135.875">
            <text:p>135.875</text:p>
          </table:table-cell>
          <table:table-cell office:value-type="float" office:value="-238.625">
            <text:p>-238.625</text:p>
          </table:table-cell>
          <table:table-cell office:value-type="float" office:value="-0.0160352588147037">
            <text:p>-0.0160352588</text:p>
          </table:table-cell>
          <table:table-cell office:value-type="float" office:value="0.0124450448800147">
            <text:p>0.0124450449</text:p>
          </table:table-cell>
          <table:table-cell office:value-type="float" office:value="-0.0144770369471577">
            <text:p>-0.0144770369</text:p>
          </table:table-cell>
          <table:table-cell office:value-type="float" office:value="0.944380568018036">
            <text:p>0.944380568</text:p>
          </table:table-cell>
          <table:table-cell office:value-type="float" office:value="1.0438612201985">
            <text:p>1.0438612202</text:p>
          </table:table-cell>
          <table:table-cell office:value-type="float" office:value="0.949741156498536">
            <text:p>0.94974115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61">
            <text:p>561</text:p>
          </table:table-cell>
          <table:table-cell office:value-type="float" office:value="7950">
            <text:p>7950</text:p>
          </table:table-cell>
          <table:table-cell office:value-type="float" office:value="10788">
            <text:p>10788</text:p>
          </table:table-cell>
          <table:table-cell office:value-type="float" office:value="15735">
            <text:p>15735</text:p>
          </table:table-cell>
          <table:table-cell office:value-type="float" office:value="115.625">
            <text:p>115.625</text:p>
          </table:table-cell>
          <table:table-cell office:value-type="float" office:value="-164.375">
            <text:p>-164.375</text:p>
          </table:table-cell>
          <table:table-cell office:value-type="float" office:value="-256.75">
            <text:p>-256.75</text:p>
          </table:table-cell>
          <table:table-cell office:value-type="float" office:value="0.0145440251572327">
            <text:p>0.0145440252</text:p>
          </table:table-cell>
          <table:table-cell office:value-type="float" office:value="-0.015236837226548">
            <text:p>-0.0152368372</text:p>
          </table:table-cell>
          <table:table-cell office:value-type="float" office:value="-0.0163171274229425">
            <text:p>-0.0163171274</text:p>
          </table:table-cell>
          <table:table-cell office:value-type="float" office:value="1.05131868423915">
            <text:p>1.0513186842</text:p>
          </table:table-cell>
          <table:table-cell office:value-type="float" office:value="0.947126105676072">
            <text:p>0.9471261057</text:p>
          </table:table-cell>
          <table:table-cell office:value-type="float" office:value="0.943411901368481">
            <text:p>0.94341190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7855">
            <text:p>7855</text:p>
          </table:table-cell>
          <table:table-cell office:value-type="float" office:value="10655">
            <text:p>10655</text:p>
          </table:table-cell>
          <table:table-cell office:value-type="float" office:value="16507">
            <text:p>16507</text:p>
          </table:table-cell>
          <table:table-cell office:value-type="float" office:value="-50.75">
            <text:p>-50.75</text:p>
          </table:table-cell>
          <table:table-cell office:value-type="float" office:value="-126.25">
            <text:p>-126.25</text:p>
          </table:table-cell>
          <table:table-cell office:value-type="float" office:value="-163">
            <text:p>-163</text:p>
          </table:table-cell>
          <table:table-cell office:value-type="float" office:value="-0.00646085295989815">
            <text:p>-0.006460853</text:p>
          </table:table-cell>
          <table:table-cell office:value-type="float" office:value="-0.0118488972313468">
            <text:p>-0.0118488972</text:p>
          </table:table-cell>
          <table:table-cell office:value-type="float" office:value="-0.00987459865511601">
            <text:p>-0.0098745987</text:p>
          </table:table-cell>
          <table:table-cell office:value-type="float" office:value="0.977468830177457">
            <text:p>0.9774688302</text:p>
          </table:table-cell>
          <table:table-cell office:value-type="float" office:value="0.95880403656686">
            <text:p>0.9588040366</text:p>
          </table:table-cell>
          <table:table-cell office:value-type="float" office:value="0.965630019796349">
            <text:p>0.9656300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920">
            <text:p>7920</text:p>
          </table:table-cell>
          <table:table-cell office:value-type="float" office:value="10374">
            <text:p>10374</text:p>
          </table:table-cell>
          <table:table-cell office:value-type="float" office:value="15560">
            <text:p>15560</text:p>
          </table:table-cell>
          <table:table-cell office:value-type="float" office:value="-214">
            <text:p>-214</text:p>
          </table:table-cell>
          <table:table-cell office:value-type="float" office:value="55">
            <text:p>55</text:p>
          </table:table-cell>
          <table:table-cell office:value-type="float" office:value="-119.5">
            <text:p>-119.5</text:p>
          </table:table-cell>
          <table:table-cell office:value-type="float" office:value="-0.027020202020202">
            <text:p>-0.027020202</text:p>
          </table:table-cell>
          <table:table-cell office:value-type="float" office:value="0.00530171582803162">
            <text:p>0.0053017158</text:p>
          </table:table-cell>
          <table:table-cell office:value-type="float" office:value="-0.00767994858611825">
            <text:p>-0.0076799486</text:p>
          </table:table-cell>
          <table:table-cell office:value-type="float" office:value="0.90686027191103">
            <text:p>0.9068602719</text:p>
          </table:table-cell>
          <table:table-cell office:value-type="float" office:value="1.01861109745192">
            <text:p>1.0186110975</text:p>
          </table:table-cell>
          <table:table-cell office:value-type="float" office:value="0.973235783904746">
            <text:p>0.9732357839</text:p>
          </table:table-cell>
          <table:table-cell office:value-type="float" office:value="-25.3047678996252">
            <text:p>-25.30476789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7916">
            <text:p>7916</text:p>
          </table:table-cell>
          <table:table-cell office:value-type="float" office:value="10427">
            <text:p>10427</text:p>
          </table:table-cell>
          <table:table-cell office:value-type="float" office:value="15732">
            <text:p>15732</text:p>
          </table:table-cell>
          <table:table-cell office:value-type="float" office:value="-148.625">
            <text:p>-148.625</text:p>
          </table:table-cell>
          <table:table-cell office:value-type="float" office:value="103.875">
            <text:p>103.875</text:p>
          </table:table-cell>
          <table:table-cell office:value-type="float" office:value="193">
            <text:p>193</text:p>
          </table:table-cell>
          <table:table-cell office:value-type="float" office:value="-0.0187752652854977">
            <text:p>-0.0187752653</text:p>
          </table:table-cell>
          <table:table-cell office:value-type="float" office:value="0.00996211757936127">
            <text:p>0.0099621176</text:p>
          </table:table-cell>
          <table:table-cell office:value-type="float" office:value="0.0122679888126112">
            <text:p>0.0122679888</text:p>
          </table:table-cell>
          <table:table-cell office:value-type="float" office:value="0.934977492250378">
            <text:p>0.9349774923</text:p>
          </table:table-cell>
          <table:table-cell office:value-type="float" office:value="1.03506192934963">
            <text:p>1.0350619293</text:p>
          </table:table-cell>
          <table:table-cell office:value-type="float" office:value="1.04323294780117">
            <text:p>1.0432329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7580">
            <text:p>7580</text:p>
          </table:table-cell>
          <table:table-cell office:value-type="float" office:value="10830">
            <text:p>10830</text:p>
          </table:table-cell>
          <table:table-cell office:value-type="float" office:value="17329">
            <text:p>17329</text:p>
          </table:table-cell>
          <table:table-cell office:value-type="float" office:value="141.625">
            <text:p>141.625</text:p>
          </table:table-cell>
          <table:table-cell office:value-type="float" office:value="-124.5">
            <text:p>-124.5</text:p>
          </table:table-cell>
          <table:table-cell office:value-type="float" office:value="283">
            <text:p>283</text:p>
          </table:table-cell>
          <table:table-cell office:value-type="float" office:value="0.018684036939314">
            <text:p>0.0186840369</text:p>
          </table:table-cell>
          <table:table-cell office:value-type="float" office:value="-0.0114958448753463">
            <text:p>-0.0114958449</text:p>
          </table:table-cell>
          <table:table-cell office:value-type="float" office:value="0.0163310058283802">
            <text:p>0.0163310058</text:p>
          </table:table-cell>
          <table:table-cell office:value-type="float" office:value="1.06607835203084">
            <text:p>1.066078352</text:p>
          </table:table-cell>
          <table:table-cell office:value-type="float" office:value="0.960023565657108">
            <text:p>0.9600235657</text:p>
          </table:table-cell>
          <table:table-cell office:value-type="float" office:value="1.05768125583201">
            <text:p>1.05768125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693">
            <text:p>7693</text:p>
          </table:table-cell>
          <table:table-cell office:value-type="float" office:value="11750">
            <text:p>11750</text:p>
          </table:table-cell>
          <table:table-cell office:value-type="float" office:value="17008">
            <text:p>17008</text:p>
          </table:table-cell>
          <table:table-cell office:value-type="float" office:value="4.75">
            <text:p>4.75</text:p>
          </table:table-cell>
          <table:table-cell office:value-type="float" office:value="-95.25">
            <text:p>-95.25</text:p>
          </table:table-cell>
          <table:table-cell office:value-type="float" office:value="332.375">
            <text:p>332.375</text:p>
          </table:table-cell>
          <table:table-cell office:value-type="float" office:value="0.0006174444300013">
            <text:p>0.0006174444</text:p>
          </table:table-cell>
          <table:table-cell office:value-type="float" office:value="-0.0081063829787234">
            <text:p>-0.008106383</text:p>
          </table:table-cell>
          <table:table-cell office:value-type="float" office:value="0.0195422742238946">
            <text:p>0.0195422742</text:p>
          </table:table-cell>
          <table:table-cell office:value-type="float" office:value="1.00216180273075">
            <text:p>1.0021618027</text:p>
          </table:table-cell>
          <table:table-cell office:value-type="float" office:value="0.971756457926664">
            <text:p>0.9717564579</text:p>
          </table:table-cell>
          <table:table-cell office:value-type="float" office:value="1.06914648472804">
            <text:p>1.06914648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7782">
            <text:p>7782</text:p>
          </table:table-cell>
          <table:table-cell office:value-type="float" office:value="10956">
            <text:p>10956</text:p>
          </table:table-cell>
          <table:table-cell office:value-type="float" office:value="16260">
            <text:p>16260</text:p>
          </table:table-cell>
          <table:table-cell office:value-type="float" office:value="12">
            <text:p>12</text:p>
          </table:table-cell>
          <table:table-cell office:value-type="float" office:value="-41.75">
            <text:p>-41.75</text:p>
          </table:table-cell>
          <table:table-cell office:value-type="float" office:value="400.5">
            <text:p>400.5</text:p>
          </table:table-cell>
          <table:table-cell office:value-type="float" office:value="0.0015420200462606">
            <text:p>0.00154202</text:p>
          </table:table-cell>
          <table:table-cell office:value-type="float" office:value="-0.00381069733479372">
            <text:p>-0.0038106973</text:p>
          </table:table-cell>
          <table:table-cell office:value-type="float" office:value="0.0246309963099631">
            <text:p>0.0246309963</text:p>
          </table:table-cell>
          <table:table-cell office:value-type="float" office:value="1.00540173070053">
            <text:p>1.0054017307</text:p>
          </table:table-cell>
          <table:table-cell office:value-type="float" office:value="0.98669102130001">
            <text:p>0.9866910213</text:p>
          </table:table-cell>
          <table:table-cell office:value-type="float" office:value="1.08739759160414">
            <text:p>1.0873975916</text:p>
          </table:table-cell>
          <table:table-cell table:number-columns-repeated="2" office:value-type="float" office:value="0">
            <text:p>0</text:p>
          </table:table-cell>
          <table:table-cell office:value-type="float" office:value="28.4864244206458">
            <text:p>28.486424420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55">
            <text:p>655</text:p>
          </table:table-cell>
          <table:table-cell office:value-type="float" office:value="7877">
            <text:p>7877</text:p>
          </table:table-cell>
          <table:table-cell office:value-type="float" office:value="11042">
            <text:p>11042</text:p>
          </table:table-cell>
          <table:table-cell office:value-type="float" office:value="16459">
            <text:p>16459</text:p>
          </table:table-cell>
          <table:table-cell office:value-type="float" office:value="61.375">
            <text:p>61.375</text:p>
          </table:table-cell>
          <table:table-cell office:value-type="float" office:value="152.25">
            <text:p>152.25</text:p>
          </table:table-cell>
          <table:table-cell office:value-type="float" office:value="384.125">
            <text:p>384.125</text:p>
          </table:table-cell>
          <table:table-cell office:value-type="float" office:value="0.00779167195632855">
            <text:p>0.007791672</text:p>
          </table:table-cell>
          <table:table-cell office:value-type="float" office:value="0.0137882629958341">
            <text:p>0.013788263</text:p>
          </table:table-cell>
          <table:table-cell office:value-type="float" office:value="0.0233382951576645">
            <text:p>0.0233382952</text:p>
          </table:table-cell>
          <table:table-cell office:value-type="float" office:value="1.02738984374483">
            <text:p>1.0273898437</text:p>
          </table:table-cell>
          <table:table-cell office:value-type="float" office:value="1.04863154823045">
            <text:p>1.0486315482</text:p>
          </table:table-cell>
          <table:table-cell office:value-type="float" office:value="1.08275159805272">
            <text:p>1.0827515981</text:p>
          </table:table-cell>
          <table:table-cell table:number-columns-repeated="2" office:value-type="float" office:value="0">
            <text:p>0</text:p>
          </table:table-cell>
          <table:table-cell office:value-type="float" office:value="30.0452330660549">
            <text:p>30.045233066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7580">
            <text:p>7580</text:p>
          </table:table-cell>
          <table:table-cell office:value-type="float" office:value="11662">
            <text:p>11662</text:p>
          </table:table-cell>
          <table:table-cell office:value-type="float" office:value="17117">
            <text:p>17117</text:p>
          </table:table-cell>
          <table:table-cell office:value-type="float" office:value="141.625">
            <text:p>141.625</text:p>
          </table:table-cell>
          <table:table-cell office:value-type="float" office:value="6.375">
            <text:p>6.375</text:p>
          </table:table-cell>
          <table:table-cell office:value-type="float" office:value="316.375">
            <text:p>316.375</text:p>
          </table:table-cell>
          <table:table-cell office:value-type="float" office:value="0.018684036939314">
            <text:p>0.0186840369</text:p>
          </table:table-cell>
          <table:table-cell office:value-type="float" office:value="0.0005466472303207">
            <text:p>0.0005466472</text:p>
          </table:table-cell>
          <table:table-cell office:value-type="float" office:value="0.0184830869895426">
            <text:p>0.018483087</text:p>
          </table:table-cell>
          <table:table-cell office:value-type="float" office:value="1.06607835203084">
            <text:p>1.066078352</text:p>
          </table:table-cell>
          <table:table-cell office:value-type="float" office:value="1.00191385099958">
            <text:p>1.001913851</text:p>
          </table:table-cell>
          <table:table-cell office:value-type="float" office:value="1.06536038849254">
            <text:p>1.06536038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7693">
            <text:p>7693</text:p>
          </table:table-cell>
          <table:table-cell office:value-type="float" office:value="11920">
            <text:p>11920</text:p>
          </table:table-cell>
          <table:table-cell office:value-type="float" office:value="16554">
            <text:p>16554</text:p>
          </table:table-cell>
          <table:table-cell office:value-type="float" office:value="4.75">
            <text:p>4.75</text:p>
          </table:table-cell>
          <table:table-cell office:value-type="float" office:value="206">
            <text:p>206</text:p>
          </table:table-cell>
          <table:table-cell office:value-type="float" office:value="-97.625">
            <text:p>-97.625</text:p>
          </table:table-cell>
          <table:table-cell office:value-type="float" office:value="0.0006174444300013">
            <text:p>0.0006174444</text:p>
          </table:table-cell>
          <table:table-cell office:value-type="float" office:value="0.0172818791946309">
            <text:p>0.0172818792</text:p>
          </table:table-cell>
          <table:table-cell office:value-type="float" office:value="-0.00589736619548146">
            <text:p>-0.0058973662</text:p>
          </table:table-cell>
          <table:table-cell office:value-type="float" office:value="1.00216180273075">
            <text:p>1.0021618027</text:p>
          </table:table-cell>
          <table:table-cell office:value-type="float" office:value="1.06107195734426">
            <text:p>1.0610719573</text:p>
          </table:table-cell>
          <table:table-cell office:value-type="float" office:value="0.97942738501478">
            <text:p>0.979427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510">
            <text:p>11510</text:p>
          </table:table-cell>
          <table:table-cell office:value-type="float" office:value="17756">
            <text:p>17756</text:p>
          </table:table-cell>
          <table:table-cell office:value-type="float" office:value="41.125">
            <text:p>41.125</text:p>
          </table:table-cell>
          <table:table-cell office:value-type="float" office:value="319.5">
            <text:p>319.5</text:p>
          </table:table-cell>
          <table:table-cell office:value-type="float" office:value="-71.5">
            <text:p>-71.5</text:p>
          </table:table-cell>
          <table:table-cell office:value-type="float" office:value="0.00541545957334738">
            <text:p>0.0054154596</text:p>
          </table:table-cell>
          <table:table-cell office:value-type="float" office:value="0.027758470894874">
            <text:p>0.0277584709</text:p>
          </table:table-cell>
          <table:table-cell office:value-type="float" office:value="-0.00402680783960351">
            <text:p>-0.0040268078</text:p>
          </table:table-cell>
          <table:table-cell office:value-type="float" office:value="1.0190115898234">
            <text:p>1.0190115898</text:p>
          </table:table-cell>
          <table:table-cell office:value-type="float" office:value="1.09866489223665">
            <text:p>1.0986648922</text:p>
          </table:table-cell>
          <table:table-cell office:value-type="float" office:value="0.985937954316887">
            <text:p>0.9859379543</text:p>
          </table:table-cell>
          <table:table-cell office:value-type="float" office:value="0">
            <text:p>0</text:p>
          </table:table-cell>
          <table:table-cell office:value-type="float" office:value="25.3156463664163">
            <text:p>25.3156463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8335">
            <text:p>8335</text:p>
          </table:table-cell>
          <table:table-cell office:value-type="float" office:value="11554">
            <text:p>11554</text:p>
          </table:table-cell>
          <table:table-cell office:value-type="float" office:value="19187">
            <text:p>19187</text:p>
          </table:table-cell>
          <table:table-cell office:value-type="float" office:value="90.25">
            <text:p>90.25</text:p>
          </table:table-cell>
          <table:table-cell office:value-type="float" office:value="293.75">
            <text:p>293.75</text:p>
          </table:table-cell>
          <table:table-cell office:value-type="float" office:value="-101.5">
            <text:p>-101.5</text:p>
          </table:table-cell>
          <table:table-cell office:value-type="float" office:value="0.0108278344331134">
            <text:p>0.0108278344</text:p>
          </table:table-cell>
          <table:table-cell office:value-type="float" office:value="0.0254240955513242">
            <text:p>0.0254240956</text:p>
          </table:table-cell>
          <table:table-cell office:value-type="float" office:value="-0.00529004013133893">
            <text:p>-0.0052900401</text:p>
          </table:table-cell>
          <table:table-cell office:value-type="float" office:value="1.03812721483298">
            <text:p>1.0381272148</text:p>
          </table:table-cell>
          <table:table-cell office:value-type="float" office:value="1.09025124831346">
            <text:p>1.0902512483</text:p>
          </table:table-cell>
          <table:table-cell office:value-type="float" office:value="0.981539709208512">
            <text:p>0.9815397092</text:p>
          </table:table-cell>
          <table:table-cell office:value-type="float" office:value="0">
            <text:p>0</text:p>
          </table:table-cell>
          <table:table-cell office:value-type="float" office:value="27.608519237014">
            <text:p>27.608519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958">
            <text:p>8958</text:p>
          </table:table-cell>
          <table:table-cell office:value-type="float" office:value="12096">
            <text:p>12096</text:p>
          </table:table-cell>
          <table:table-cell office:value-type="float" office:value="18237">
            <text:p>18237</text:p>
          </table:table-cell>
          <table:table-cell office:value-type="float" office:value="43.25">
            <text:p>43.25</text:p>
          </table:table-cell>
          <table:table-cell office:value-type="float" office:value="184.5">
            <text:p>184.5</text:p>
          </table:table-cell>
          <table:table-cell office:value-type="float" office:value="-53">
            <text:p>-53</text:p>
          </table:table-cell>
          <table:table-cell office:value-type="float" office:value="0.00482808662647913">
            <text:p>0.0048280866</text:p>
          </table:table-cell>
          <table:table-cell office:value-type="float" office:value="0.0152529761904762">
            <text:p>0.0152529762</text:p>
          </table:table-cell>
          <table:table-cell office:value-type="float" office:value="-0.00290617974447552">
            <text:p>-0.0029061797</text:p>
          </table:table-cell>
          <table:table-cell office:value-type="float" office:value="1.0169439916168">
            <text:p>1.0169439916</text:p>
          </table:table-cell>
          <table:table-cell office:value-type="float" office:value="1.05384141710069">
            <text:p>1.0538414171</text:p>
          </table:table-cell>
          <table:table-cell office:value-type="float" office:value="0.989844924820522">
            <text:p>0.98984492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9178">
            <text:p>9178</text:p>
          </table:table-cell>
          <table:table-cell office:value-type="float" office:value="11818">
            <text:p>11818</text:p>
          </table:table-cell>
          <table:table-cell office:value-type="float" office:value="16444">
            <text:p>16444</text:p>
          </table:table-cell>
          <table:table-cell office:value-type="float" office:value="-86.625">
            <text:p>-86.625</text:p>
          </table:table-cell>
          <table:table-cell office:value-type="float" office:value="-33.75">
            <text:p>-33.75</text:p>
          </table:table-cell>
          <table:table-cell office:value-type="float" office:value="-84">
            <text:p>-84</text:p>
          </table:table-cell>
          <table:table-cell office:value-type="float" office:value="-0.00943833079102201">
            <text:p>-0.0094383308</text:p>
          </table:table-cell>
          <table:table-cell office:value-type="float" office:value="-0.00285581316635641">
            <text:p>-0.0028558132</text:p>
          </table:table-cell>
          <table:table-cell office:value-type="float" office:value="-0.00510824616881537">
            <text:p>-0.0051082462</text:p>
          </table:table-cell>
          <table:table-cell office:value-type="float" office:value="0.96714044312414">
            <text:p>0.9671404431</text:p>
          </table:table-cell>
          <table:table-cell office:value-type="float" office:value="0.990020639028681">
            <text:p>0.990020639</text:p>
          </table:table-cell>
          <table:table-cell office:value-type="float" office:value="0.982172282999832">
            <text:p>0.9821722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789">
            <text:p>789</text:p>
          </table:table-cell>
          <table:table-cell office:value-type="float" office:value="8796">
            <text:p>8796</text:p>
          </table:table-cell>
          <table:table-cell office:value-type="float" office:value="11510">
            <text:p>11510</text:p>
          </table:table-cell>
          <table:table-cell office:value-type="float" office:value="17512">
            <text:p>17512</text:p>
          </table:table-cell>
          <table:table-cell office:value-type="float" office:value="258.5">
            <text:p>258.5</text:p>
          </table:table-cell>
          <table:table-cell office:value-type="float" office:value="319.5">
            <text:p>319.5</text:p>
          </table:table-cell>
          <table:table-cell office:value-type="float" office:value="-57.625">
            <text:p>-57.625</text:p>
          </table:table-cell>
          <table:table-cell office:value-type="float" office:value="0.0293883583447021">
            <text:p>0.0293883583</text:p>
          </table:table-cell>
          <table:table-cell office:value-type="float" office:value="0.027758470894874">
            <text:p>0.0277584709</text:p>
          </table:table-cell>
          <table:table-cell office:value-type="float" office:value="-0.00329060073092736">
            <text:p>-0.0032906007</text:p>
          </table:table-cell>
          <table:table-cell office:value-type="float" office:value="1.1045520583946">
            <text:p>1.1045520584</text:p>
          </table:table-cell>
          <table:table-cell office:value-type="float" office:value="1.09866489223665">
            <text:p>1.0986648922</text:p>
          </table:table-cell>
          <table:table-cell office:value-type="float" office:value="0.988504120425968">
            <text:p>0.9885041204</text:p>
          </table:table-cell>
          <table:table-cell office:value-type="float" office:value="23.9306746233083">
            <text:p>23.9306746233</text:p>
          </table:table-cell>
          <table:table-cell office:value-type="float" office:value="25.3156463664163">
            <text:p>25.3156463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503">
            <text:p>503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664">
            <text:p>8664</text:p>
          </table:table-cell>
          <table:table-cell office:value-type="float" office:value="11451">
            <text:p>11451</text:p>
          </table:table-cell>
          <table:table-cell office:value-type="float" office:value="18510">
            <text:p>18510</text:p>
          </table:table-cell>
          <table:table-cell office:value-type="float" office:value="-18.125">
            <text:p>-18.125</text:p>
          </table:table-cell>
          <table:table-cell office:value-type="float" office:value="-17.875">
            <text:p>-17.875</text:p>
          </table:table-cell>
          <table:table-cell office:value-type="float" office:value="-99.125">
            <text:p>-99.125</text:p>
          </table:table-cell>
          <table:table-cell office:value-type="float" office:value="-0.00209198984302862">
            <text:p>-0.0020919898</text:p>
          </table:table-cell>
          <table:table-cell office:value-type="float" office:value="-0.00156099903938521">
            <text:p>-0.001560999</text:p>
          </table:table-cell>
          <table:table-cell office:value-type="float" office:value="-0.00535521339816316">
            <text:p>-0.0053552134</text:p>
          </table:table-cell>
          <table:table-cell office:value-type="float" office:value="0.992686613335546">
            <text:p>0.9926866133</text:p>
          </table:table-cell>
          <table:table-cell office:value-type="float" office:value="0.994541279329434">
            <text:p>0.9945412793</text:p>
          </table:table-cell>
          <table:table-cell office:value-type="float" office:value="0.981312962595087">
            <text:p>0.98131296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8858">
            <text:p>8858</text:p>
          </table:table-cell>
          <table:table-cell office:value-type="float" office:value="11796">
            <text:p>11796</text:p>
          </table:table-cell>
          <table:table-cell office:value-type="float" office:value="17800">
            <text:p>17800</text:p>
          </table:table-cell>
          <table:table-cell office:value-type="float" office:value="5.125">
            <text:p>5.125</text:p>
          </table:table-cell>
          <table:table-cell office:value-type="float" office:value="-100">
            <text:p>-100</text:p>
          </table:table-cell>
          <table:table-cell office:value-type="float" office:value="-46.125">
            <text:p>-46.125</text:p>
          </table:table-cell>
          <table:table-cell office:value-type="float" office:value="0.000578573041318582">
            <text:p>0.000578573</text:p>
          </table:table-cell>
          <table:table-cell office:value-type="float" office:value="-0.0084774499830451">
            <text:p>-0.00847745</text:p>
          </table:table-cell>
          <table:table-cell office:value-type="float" office:value="-0.00259129213483146">
            <text:p>-0.0025912921</text:p>
          </table:table-cell>
          <table:table-cell office:value-type="float" office:value="1.00202566174827">
            <text:p>1.0020256617</text:p>
          </table:table-cell>
          <table:table-cell office:value-type="float" office:value="0.970469784689444">
            <text:p>0.9704697847</text:p>
          </table:table-cell>
          <table:table-cell office:value-type="float" office:value="0.990943638526149">
            <text:p>0.99094363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770">
            <text:p>8770</text:p>
          </table:table-cell>
          <table:table-cell office:value-type="float" office:value="11619">
            <text:p>11619</text:p>
          </table:table-cell>
          <table:table-cell office:value-type="float" office:value="17834">
            <text:p>17834</text:p>
          </table:table-cell>
          <table:table-cell office:value-type="float" office:value="-84.375">
            <text:p>-84.375</text:p>
          </table:table-cell>
          <table:table-cell office:value-type="float" office:value="76">
            <text:p>76</text:p>
          </table:table-cell>
          <table:table-cell office:value-type="float" office:value="104.25">
            <text:p>104.25</text:p>
          </table:table-cell>
          <table:table-cell office:value-type="float" office:value="-0.00962086659064994">
            <text:p>-0.0096208666</text:p>
          </table:table-cell>
          <table:table-cell office:value-type="float" office:value="0.00654101041397711">
            <text:p>0.0065410104</text:p>
          </table:table-cell>
          <table:table-cell office:value-type="float" office:value="0.00584557586632275">
            <text:p>0.0058455759</text:p>
          </table:table-cell>
          <table:table-cell office:value-type="float" office:value="0.966508386637677">
            <text:p>0.9665083866</text:p>
          </table:table-cell>
          <table:table-cell office:value-type="float" office:value="1.0229773946907">
            <text:p>1.0229773947</text:p>
          </table:table-cell>
          <table:table-cell office:value-type="float" office:value="1.02052649021626">
            <text:p>1.02052649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8350">
            <text:p>8350</text:p>
          </table:table-cell>
          <table:table-cell office:value-type="float" office:value="12350">
            <text:p>12350</text:p>
          </table:table-cell>
          <table:table-cell office:value-type="float" office:value="20100">
            <text:p>20100</text:p>
          </table:table-cell>
          <table:table-cell office:value-type="float" office:value="142">
            <text:p>142</text:p>
          </table:table-cell>
          <table:table-cell office:value-type="float" office:value="-69.25">
            <text:p>-69.25</text:p>
          </table:table-cell>
          <table:table-cell office:value-type="float" office:value="-261.25">
            <text:p>-261.25</text:p>
          </table:table-cell>
          <table:table-cell office:value-type="float" office:value="0.0170059880239521">
            <text:p>0.017005988</text:p>
          </table:table-cell>
          <table:table-cell office:value-type="float" office:value="-0.00560728744939271">
            <text:p>-0.0056072874</text:p>
          </table:table-cell>
          <table:table-cell office:value-type="float" office:value="-0.0129975124378109">
            <text:p>-0.0129975124</text:p>
          </table:table-cell>
          <table:table-cell office:value-type="float" office:value="1.06008779719603">
            <text:p>1.0600877972</text:p>
          </table:table-cell>
          <table:table-cell office:value-type="float" office:value="0.980436119605304">
            <text:p>0.9804361196</text:p>
          </table:table-cell>
          <table:table-cell office:value-type="float" office:value="0.954839819713621">
            <text:p>0.95483981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236">
            <text:p>8236</text:p>
          </table:table-cell>
          <table:table-cell office:value-type="float" office:value="12996">
            <text:p>12996</text:p>
          </table:table-cell>
          <table:table-cell office:value-type="float" office:value="18966">
            <text:p>18966</text:p>
          </table:table-cell>
          <table:table-cell office:value-type="float" office:value="-45.5">
            <text:p>-45.5</text:p>
          </table:table-cell>
          <table:table-cell office:value-type="float" office:value="-91.5">
            <text:p>-91.5</text:p>
          </table:table-cell>
          <table:table-cell office:value-type="float" office:value="-651.25">
            <text:p>-651.25</text:p>
          </table:table-cell>
          <table:table-cell office:value-type="float" office:value="-0.00552452646915979">
            <text:p>-0.0055245265</text:p>
          </table:table-cell>
          <table:table-cell office:value-type="float" office:value="-0.00704062788550323">
            <text:p>-0.0070406279</text:p>
          </table:table-cell>
          <table:table-cell office:value-type="float" office:value="-0.0343377623115048">
            <text:p>-0.0343377623</text:p>
          </table:table-cell>
          <table:table-cell office:value-type="float" office:value="0.980723977327649">
            <text:p>0.9807239773</text:p>
          </table:table-cell>
          <table:table-cell office:value-type="float" office:value="0.975454960465142">
            <text:p>0.9754549605</text:p>
          </table:table-cell>
          <table:table-cell office:value-type="float" office:value="0.882128832474034">
            <text:p>0.8821288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9.8375570019314">
            <text:p>-19.837557001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700">
            <text:p>8700</text:p>
          </table:table-cell>
          <table:table-cell office:value-type="float" office:value="12232">
            <text:p>12232</text:p>
          </table:table-cell>
          <table:table-cell office:value-type="float" office:value="17382">
            <text:p>17382</text:p>
          </table:table-cell>
          <table:table-cell office:value-type="float" office:value="-133.75">
            <text:p>-133.75</text:p>
          </table:table-cell>
          <table:table-cell office:value-type="float" office:value="-571.75">
            <text:p>-571.75</text:p>
          </table:table-cell>
          <table:table-cell office:value-type="float" office:value="-87.75">
            <text:p>-87.75</text:p>
          </table:table-cell>
          <table:table-cell office:value-type="float" office:value="-0.0153735632183908">
            <text:p>-0.0153735632</text:p>
          </table:table-cell>
          <table:table-cell office:value-type="float" office:value="-0.0467421517331589">
            <text:p>-0.0467421517</text:p>
          </table:table-cell>
          <table:table-cell office:value-type="float" office:value="-0.00504832585433207">
            <text:p>-0.0050483259</text:p>
          </table:table-cell>
          <table:table-cell office:value-type="float" office:value="0.946655767769851">
            <text:p>0.9466557678</text:p>
          </table:table-cell>
          <table:table-cell office:value-type="float" office:value="0.840684733281289">
            <text:p>0.8406847333</text:p>
          </table:table-cell>
          <table:table-cell office:value-type="float" office:value="0.982380811273944">
            <text:p>0.9823808113</text:p>
          </table:table-cell>
          <table:table-cell office:value-type="float" office:value="0">
            <text:p>0</text:p>
          </table:table-cell>
          <table:table-cell office:value-type="float" office:value="-14.479828585071">
            <text:p>-14.4798285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53">
            <text:p>453</text:p>
          </table:table-cell>
          <table:table-cell office:value-type="float" office:value="8492">
            <text:p>8492</text:p>
          </table:table-cell>
          <table:table-cell office:value-type="float" office:value="12044">
            <text:p>12044</text:p>
          </table:table-cell>
          <table:table-cell office:value-type="float" office:value="17230">
            <text:p>17230</text:p>
          </table:table-cell>
          <table:table-cell office:value-type="float" office:value="69.375">
            <text:p>69.375</text:p>
          </table:table-cell>
          <table:table-cell office:value-type="float" office:value="51">
            <text:p>51</text:p>
          </table:table-cell>
          <table:table-cell office:value-type="float" office:value="62.625">
            <text:p>62.625</text:p>
          </table:table-cell>
          <table:table-cell office:value-type="float" office:value="0.00816945360339143">
            <text:p>0.0081694536</text:p>
          </table:table-cell>
          <table:table-cell office:value-type="float" office:value="0.00423447359681169">
            <text:p>0.0042344736</text:p>
          </table:table-cell>
          <table:table-cell office:value-type="float" office:value="0.00363464886825305">
            <text:p>0.0036346489</text:p>
          </table:table-cell>
          <table:table-cell office:value-type="float" office:value="1.02872389795734">
            <text:p>1.028723898</text:p>
          </table:table-cell>
          <table:table-cell office:value-type="float" office:value="1.01485580189146">
            <text:p>1.0148558019</text:p>
          </table:table-cell>
          <table:table-cell office:value-type="float" office:value="1.01274716395678">
            <text:p>1.0127471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7804">
            <text:p>7804</text:p>
          </table:table-cell>
          <table:table-cell office:value-type="float" office:value="11270">
            <text:p>11270</text:p>
          </table:table-cell>
          <table:table-cell office:value-type="float" office:value="19711">
            <text:p>19711</text:p>
          </table:table-cell>
          <table:table-cell office:value-type="float" office:value="-812.75">
            <text:p>-812.75</text:p>
          </table:table-cell>
          <table:table-cell office:value-type="float" office:value="-131.875">
            <text:p>-131.875</text:p>
          </table:table-cell>
          <table:table-cell office:value-type="float" office:value="-217.25">
            <text:p>-217.25</text:p>
          </table:table-cell>
          <table:table-cell office:value-type="float" office:value="-0.104145310097386">
            <text:p>-0.1041453101</text:p>
          </table:table-cell>
          <table:table-cell office:value-type="float" office:value="-0.0117014196983141">
            <text:p>-0.0117014197</text:p>
          </table:table-cell>
          <table:table-cell office:value-type="float" office:value="-0.0110217644969814">
            <text:p>-0.0110217645</text:p>
          </table:table-cell>
          <table:table-cell office:value-type="float" office:value="0.656750056065099">
            <text:p>0.6567500561</text:p>
          </table:table-cell>
          <table:table-cell office:value-type="float" office:value="0.959313400572895">
            <text:p>0.9593134006</text:p>
          </table:table-cell>
          <table:table-cell office:value-type="float" office:value="0.961661923674114">
            <text:p>0.9616619237</text:p>
          </table:table-cell>
          <table:table-cell office:value-type="float" office:value="-6.30265264634472">
            <text:p>-6.30265264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5748">
            <text:p>5748</text:p>
          </table:table-cell>
          <table:table-cell office:value-type="float" office:value="10330">
            <text:p>10330</text:p>
          </table:table-cell>
          <table:table-cell office:value-type="float" office:value="18410">
            <text:p>18410</text:p>
          </table:table-cell>
          <table:table-cell office:value-type="float" office:value="-656">
            <text:p>-656</text:p>
          </table:table-cell>
          <table:table-cell office:value-type="float" office:value="-61.125">
            <text:p>-61.125</text:p>
          </table:table-cell>
          <table:table-cell office:value-type="float" office:value="-642.375">
            <text:p>-642.375</text:p>
          </table:table-cell>
          <table:table-cell office:value-type="float" office:value="-0.114126652748782">
            <text:p>-0.1141266527</text:p>
          </table:table-cell>
          <table:table-cell office:value-type="float" office:value="-0.00591723136495644">
            <text:p>-0.0059172314</text:p>
          </table:table-cell>
          <table:table-cell office:value-type="float" office:value="-0.034892721347094">
            <text:p>-0.0348927213</text:p>
          </table:table-cell>
          <table:table-cell office:value-type="float" office:value="0.626085505399839">
            <text:p>0.6260855054</text:p>
          </table:table-cell>
          <table:table-cell office:value-type="float" office:value="0.979358316931624">
            <text:p>0.9793583169</text:p>
          </table:table-cell>
          <table:table-cell office:value-type="float" office:value="0.880261779211063">
            <text:p>0.8802617792</text:p>
          </table:table-cell>
          <table:table-cell office:value-type="float" office:value="-5.71991926093614">
            <text:p>-5.7199192609</text:p>
          </table:table-cell>
          <table:table-cell office:value-type="float" office:value="0">
            <text:p>0</text:p>
          </table:table-cell>
          <table:table-cell office:value-type="float" office:value="-19.5164687118971">
            <text:p>-19.516468711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4352">
            <text:p>4352</text:p>
          </table:table-cell>
          <table:table-cell office:value-type="float" office:value="9750">
            <text:p>9750</text:p>
          </table:table-cell>
          <table:table-cell office:value-type="float" office:value="16569">
            <text:p>16569</text:p>
          </table:table-cell>
          <table:table-cell office:value-type="float" office:value="-559.625">
            <text:p>-559.625</text:p>
          </table:table-cell>
          <table:table-cell office:value-type="float" office:value="-563.75">
            <text:p>-563.75</text:p>
          </table:table-cell>
          <table:table-cell office:value-type="float" office:value="-820">
            <text:p>-820</text:p>
          </table:table-cell>
          <table:table-cell office:value-type="float" office:value="-0.128590303308824">
            <text:p>-0.1285903033</text:p>
          </table:table-cell>
          <table:table-cell office:value-type="float" office:value="-0.0578205128205128">
            <text:p>-0.0578205128</text:p>
          </table:table-cell>
          <table:table-cell office:value-type="float" office:value="-0.0494900114671978">
            <text:p>-0.0494900115</text:p>
          </table:table-cell>
          <table:table-cell office:value-type="float" office:value="0.582343451985026">
            <text:p>0.582343452</text:p>
          </table:table-cell>
          <table:table-cell office:value-type="float" office:value="0.804180900065746">
            <text:p>0.8041809001</text:p>
          </table:table-cell>
          <table:table-cell office:value-type="float" office:value="0.831585511885454">
            <text:p>0.8315855119</text:p>
          </table:table-cell>
          <table:table-cell office:value-type="float" office:value="-5.03583176031018">
            <text:p>-5.0358317603</text:p>
          </table:table-cell>
          <table:table-cell office:value-type="float" office:value="-11.6378976491483">
            <text:p>-11.6378976491</text:p>
          </table:table-cell>
          <table:table-cell office:value-type="float" office:value="-13.6562942734388">
            <text:p>-13.656294273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574">
            <text:p>574</text:p>
          </table:table-cell>
          <table:table-cell office:value-type="float" office:value="4096">
            <text:p>4096</text:p>
          </table:table-cell>
          <table:table-cell office:value-type="float" office:value="9840">
            <text:p>9840</text:p>
          </table:table-cell>
          <table:table-cell office:value-type="float" office:value="16722">
            <text:p>16722</text:p>
          </table:table-cell>
          <table:table-cell office:value-type="float" office:value="-531.25">
            <text:p>-531.25</text:p>
          </table:table-cell>
          <table:table-cell office:value-type="float" office:value="-937.125">
            <text:p>-937.125</text:p>
          </table:table-cell>
          <table:table-cell office:value-type="float" office:value="104.125">
            <text:p>104.125</text:p>
          </table:table-cell>
          <table:table-cell office:value-type="float" office:value="-0.12969970703125">
            <text:p>-0.129699707</text:p>
          </table:table-cell>
          <table:table-cell office:value-type="float" office:value="-0.0952362804878049">
            <text:p>-0.0952362805</text:p>
          </table:table-cell>
          <table:table-cell office:value-type="float" office:value="0.0062268269345772">
            <text:p>0.0062268269</text:p>
          </table:table-cell>
          <table:table-cell office:value-type="float" office:value="0.579022172838449">
            <text:p>0.5790221728</text:p>
          </table:table-cell>
          <table:table-cell office:value-type="float" office:value="0.684450118570141">
            <text:p>0.6844501186</text:p>
          </table:table-cell>
          <table:table-cell office:value-type="float" office:value="1.02186989008342">
            <text:p>1.0218698901</text:p>
          </table:table-cell>
          <table:table-cell office:value-type="float" office:value="-4.98965113979483">
            <text:p>-4.9896511398</text:p>
          </table:table-cell>
          <table:table-cell office:value-type="float" office:value="-6.92583052393635">
            <text:p>-6.9258305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4608">
            <text:p>4608</text:p>
          </table:table-cell>
          <table:table-cell office:value-type="float" office:value="9840">
            <text:p>9840</text:p>
          </table:table-cell>
          <table:table-cell office:value-type="float" office:value="18935">
            <text:p>18935</text:p>
          </table:table-cell>
          <table:table-cell office:value-type="float" office:value="-313.5">
            <text:p>-313.5</text:p>
          </table:table-cell>
          <table:table-cell office:value-type="float" office:value="-484.875">
            <text:p>-484.875</text:p>
          </table:table-cell>
          <table:table-cell office:value-type="float" office:value="-218">
            <text:p>-218</text:p>
          </table:table-cell>
          <table:table-cell office:value-type="float" office:value="-0.0680338541666667">
            <text:p>-0.0680338542</text:p>
          </table:table-cell>
          <table:table-cell office:value-type="float" office:value="-0.0492759146341463">
            <text:p>-0.0492759146</text:p>
          </table:table-cell>
          <table:table-cell office:value-type="float" office:value="-0.0115130710324795">
            <text:p>-0.011513071</text:p>
          </table:table-cell>
          <table:table-cell office:value-type="float" office:value="0.770953576829698">
            <text:p>0.7709535768</text:p>
          </table:table-cell>
          <table:table-cell office:value-type="float" office:value="0.83229340567603">
            <text:p>0.8322934057</text:p>
          </table:table-cell>
          <table:table-cell office:value-type="float" office:value="0.959964050963335">
            <text:p>0.959964051</text:p>
          </table:table-cell>
          <table:table-cell office:value-type="float" office:value="-9.83762549329342">
            <text:p>-9.8376254933</text:p>
          </table:table-cell>
          <table:table-cell office:value-type="float" office:value="-13.7171604858009">
            <text:p>-13.7171604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4992">
            <text:p>4992</text:p>
          </table:table-cell>
          <table:table-cell office:value-type="float" office:value="9556">
            <text:p>9556</text:p>
          </table:table-cell>
          <table:table-cell office:value-type="float" office:value="17946">
            <text:p>17946</text:p>
          </table:table-cell>
          <table:table-cell office:value-type="float" office:value="-132.5">
            <text:p>-132.5</text:p>
          </table:table-cell>
          <table:table-cell office:value-type="float" office:value="-1119.5">
            <text:p>-1119.5</text:p>
          </table:table-cell>
          <table:table-cell office:value-type="float" office:value="-608">
            <text:p>-608</text:p>
          </table:table-cell>
          <table:table-cell office:value-type="float" office:value="-0.0265424679487179">
            <text:p>-0.0265424679</text:p>
          </table:table-cell>
          <table:table-cell office:value-type="float" office:value="-0.117151527835915">
            <text:p>-0.1171515278</text:p>
          </table:table-cell>
          <table:table-cell office:value-type="float" office:value="-0.0338794160258553">
            <text:p>-0.033879416</text:p>
          </table:table-cell>
          <table:table-cell office:value-type="float" office:value="0.908482187284912">
            <text:p>0.9084821873</text:p>
          </table:table-cell>
          <table:table-cell office:value-type="float" office:value="0.616869634303906">
            <text:p>0.6168696343</text:p>
          </table:table-cell>
          <table:table-cell office:value-type="float" office:value="0.883671760976802">
            <text:p>0.883671761</text:p>
          </table:table-cell>
          <table:table-cell office:value-type="float" office:value="-25.7665195450129">
            <text:p>-25.766519545</text:p>
          </table:table-cell>
          <table:table-cell office:value-type="float" office:value="-5.56290313209832">
            <text:p>-5.5629031321</text:p>
          </table:table-cell>
          <table:table-cell office:value-type="float" office:value="-20.110677852408">
            <text:p>-20.110677852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4352">
            <text:p>4352</text:p>
          </table:table-cell>
          <table:table-cell office:value-type="float" office:value="8056">
            <text:p>8056</text:p>
          </table:table-cell>
          <table:table-cell office:value-type="float" office:value="15851">
            <text:p>15851</text:p>
          </table:table-cell>
          <table:table-cell office:value-type="float" office:value="-559.625">
            <text:p>-559.625</text:p>
          </table:table-cell>
          <table:table-cell office:value-type="float" office:value="-964.75">
            <text:p>-964.75</text:p>
          </table:table-cell>
          <table:table-cell office:value-type="float" office:value="-828.5">
            <text:p>-828.5</text:p>
          </table:table-cell>
          <table:table-cell office:value-type="float" office:value="-0.128590303308824">
            <text:p>-0.1285903033</text:p>
          </table:table-cell>
          <table:table-cell office:value-type="float" office:value="-0.119755461767627">
            <text:p>-0.1197554618</text:p>
          </table:table-cell>
          <table:table-cell office:value-type="float" office:value="-0.0522679957100498">
            <text:p>-0.0522679957</text:p>
          </table:table-cell>
          <table:table-cell office:value-type="float" office:value="0.582343451985026">
            <text:p>0.582343452</text:p>
          </table:table-cell>
          <table:table-cell office:value-type="float" office:value="0.608964970234735">
            <text:p>0.6089649702</text:p>
          </table:table-cell>
          <table:table-cell office:value-type="float" office:value="0.822416624030895">
            <text:p>0.822416624</text:p>
          </table:table-cell>
          <table:table-cell office:value-type="float" office:value="-5.03583176031018">
            <text:p>-5.0358317603</text:p>
          </table:table-cell>
          <table:table-cell office:value-type="float" office:value="-5.43408195327462">
            <text:p>-5.4340819533</text:p>
          </table:table-cell>
          <table:table-cell office:value-type="float" office:value="-12.9117329906524">
            <text:p>-12.911732990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096">
            <text:p>4096</text:p>
          </table:table-cell>
          <table:table-cell office:value-type="float" office:value="8307">
            <text:p>8307</text:p>
          </table:table-cell>
          <table:table-cell office:value-type="float" office:value="16142">
            <text:p>16142</text:p>
          </table:table-cell>
          <table:table-cell office:value-type="float" office:value="-531.25">
            <text:p>-531.25</text:p>
          </table:table-cell>
          <table:table-cell office:value-type="float" office:value="-890.75">
            <text:p>-890.75</text:p>
          </table:table-cell>
          <table:table-cell office:value-type="float" office:value="-965.25">
            <text:p>-965.25</text:p>
          </table:table-cell>
          <table:table-cell office:value-type="float" office:value="-0.12969970703125">
            <text:p>-0.129699707</text:p>
          </table:table-cell>
          <table:table-cell office:value-type="float" office:value="-0.107228843144336">
            <text:p>-0.1072288431</text:p>
          </table:table-cell>
          <table:table-cell office:value-type="float" office:value="-0.0597974228720109">
            <text:p>-0.0597974229</text:p>
          </table:table-cell>
          <table:table-cell office:value-type="float" office:value="0.579022172838449">
            <text:p>0.5790221728</text:p>
          </table:table-cell>
          <table:table-cell office:value-type="float" office:value="0.647235177606886">
            <text:p>0.6472351776</text:p>
          </table:table-cell>
          <table:table-cell office:value-type="float" office:value="0.797717454240945">
            <text:p>0.7977174542</text:p>
          </table:table-cell>
          <table:table-cell office:value-type="float" office:value="-4.98965113979483">
            <text:p>-4.9896511398</text:p>
          </table:table-cell>
          <table:table-cell office:value-type="float" office:value="-6.11106207273035">
            <text:p>-6.1110620727</text:p>
          </table:table-cell>
          <table:table-cell office:value-type="float" office:value="-11.2414545433574">
            <text:p>-11.241454543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4608">
            <text:p>4608</text:p>
          </table:table-cell>
          <table:table-cell office:value-type="float" office:value="7484">
            <text:p>7484</text:p>
          </table:table-cell>
          <table:table-cell office:value-type="float" office:value="13108">
            <text:p>13108</text:p>
          </table:table-cell>
          <table:table-cell office:value-type="float" office:value="-313.5">
            <text:p>-313.5</text:p>
          </table:table-cell>
          <table:table-cell office:value-type="float" office:value="-678.25">
            <text:p>-678.25</text:p>
          </table:table-cell>
          <table:table-cell office:value-type="float" office:value="-1193.125">
            <text:p>-1193.125</text:p>
          </table:table-cell>
          <table:table-cell office:value-type="float" office:value="-0.0680338541666667">
            <text:p>-0.0680338542</text:p>
          </table:table-cell>
          <table:table-cell office:value-type="float" office:value="-0.0906266702298236">
            <text:p>-0.0906266702</text:p>
          </table:table-cell>
          <table:table-cell office:value-type="float" office:value="-0.0910226579188282">
            <text:p>-0.0910226579</text:p>
          </table:table-cell>
          <table:table-cell office:value-type="float" office:value="0.770953576829698">
            <text:p>0.7709535768</text:p>
          </table:table-cell>
          <table:table-cell office:value-type="float" office:value="0.69890451317523">
            <text:p>0.6989045132</text:p>
          </table:table-cell>
          <table:table-cell office:value-type="float" office:value="0.697659540823133">
            <text:p>0.6976595408</text:p>
          </table:table-cell>
          <table:table-cell office:value-type="float" office:value="-9.83762549329342">
            <text:p>-9.8376254933</text:p>
          </table:table-cell>
          <table:table-cell office:value-type="float" office:value="-7.29631949736343">
            <text:p>-7.2963194974</text:p>
          </table:table-cell>
          <table:table-cell office:value-type="float" office:value="-7.26302061141381">
            <text:p>-7.263020611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4587">
            <text:p>4587</text:p>
          </table:table-cell>
          <table:table-cell office:value-type="float" office:value="6836">
            <text:p>6836</text:p>
          </table:table-cell>
          <table:table-cell office:value-type="float" office:value="10016">
            <text:p>10016</text:p>
          </table:table-cell>
          <table:table-cell office:value-type="float" office:value="-91.375">
            <text:p>-91.375</text:p>
          </table:table-cell>
          <table:table-cell office:value-type="float" office:value="-827.375">
            <text:p>-827.375</text:p>
          </table:table-cell>
          <table:table-cell office:value-type="float" office:value="2">
            <text:p>2</text:p>
          </table:table-cell>
          <table:table-cell office:value-type="float" office:value="-0.019920427294528">
            <text:p>-0.0199204273</text:p>
          </table:table-cell>
          <table:table-cell office:value-type="float" office:value="-0.121032036278525">
            <text:p>-0.1210320363</text:p>
          </table:table-cell>
          <table:table-cell office:value-type="float" office:value="0.000199680511182109">
            <text:p>0.0001996805</text:p>
          </table:table-cell>
          <table:table-cell office:value-type="float" office:value="0.931056278379401">
            <text:p>0.9310562784</text:p>
          </table:table-cell>
          <table:table-cell office:value-type="float" office:value="0.605099430484384">
            <text:p>0.6050994305</text:p>
          </table:table-cell>
          <table:table-cell office:value-type="float" office:value="1.00069895993886">
            <text:p>1.0006989599</text:p>
          </table:table-cell>
          <table:table-cell office:value-type="float" office:value="0">
            <text:p>0</text:p>
          </table:table-cell>
          <table:table-cell office:value-type="float" office:value="-5.37294955639131">
            <text:p>-5.37294955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4125">
            <text:p>4125</text:p>
          </table:table-cell>
          <table:table-cell office:value-type="float" office:value="6000">
            <text:p>6000</text:p>
          </table:table-cell>
          <table:table-cell office:value-type="float" office:value="9904">
            <text:p>9904</text:p>
          </table:table-cell>
          <table:table-cell office:value-type="float" office:value="-477.125">
            <text:p>-477.125</text:p>
          </table:table-cell>
          <table:table-cell office:value-type="float" office:value="76.875">
            <text:p>76.875</text:p>
          </table:table-cell>
          <table:table-cell office:value-type="float" office:value="34">
            <text:p>34</text:p>
          </table:table-cell>
          <table:table-cell office:value-type="float" office:value="-0.115666666666667">
            <text:p>-0.1156666667</text:p>
          </table:table-cell>
          <table:table-cell office:value-type="float" office:value="0.0128125">
            <text:p>0.0128125</text:p>
          </table:table-cell>
          <table:table-cell office:value-type="float" office:value="0.0034329563812601">
            <text:p>0.0034329564</text:p>
          </table:table-cell>
          <table:table-cell office:value-type="float" office:value="0.621389071111111">
            <text:p>0.6213890711</text:p>
          </table:table-cell>
          <table:table-cell office:value-type="float" office:value="1.04516550390625">
            <text:p>1.0451655039</text:p>
          </table:table-cell>
          <table:table-cell office:value-type="float" office:value="1.01203844630586">
            <text:p>1.0120384463</text:p>
          </table:table-cell>
          <table:table-cell office:value-type="float" office:value="-5.63895491065436">
            <text:p>-5.6389549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4650">
            <text:p>4650</text:p>
          </table:table-cell>
          <table:table-cell office:value-type="float" office:value="6420">
            <text:p>6420</text:p>
          </table:table-cell>
          <table:table-cell office:value-type="float" office:value="10224">
            <text:p>10224</text:p>
          </table:table-cell>
          <table:table-cell office:value-type="float" office:value="-459.25">
            <text:p>-459.25</text:p>
          </table:table-cell>
          <table:table-cell office:value-type="float" office:value="135">
            <text:p>135</text:p>
          </table:table-cell>
          <table:table-cell office:value-type="float" office:value="142">
            <text:p>142</text:p>
          </table:table-cell>
          <table:table-cell office:value-type="float" office:value="-0.0987634408602151">
            <text:p>-0.0987634409</text:p>
          </table:table-cell>
          <table:table-cell office:value-type="float" office:value="0.0210280373831776">
            <text:p>0.0210280374</text:p>
          </table:table-cell>
          <table:table-cell office:value-type="float" office:value="0.0138888888888889">
            <text:p>0.0138888889</text:p>
          </table:table-cell>
          <table:table-cell office:value-type="float" office:value="0.673446222800324">
            <text:p>0.6734462228</text:p>
          </table:table-cell>
          <table:table-cell office:value-type="float" office:value="1.07446480041925">
            <text:p>1.0744648004</text:p>
          </table:table-cell>
          <table:table-cell office:value-type="float" office:value="1.04898919753086">
            <text:p>1.0489891975</text:p>
          </table:table-cell>
          <table:table-cell office:value-type="float" office:value="-6.66567763847134">
            <text:p>-6.6656776385</text:p>
          </table:table-cell>
          <table:table-cell office:value-type="float" office:value="33.3083708195434">
            <text:p>33.3083708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314">
            <text:p>314</text:p>
          </table:table-cell>
          <table:table-cell table:number-columns-repeated="2" office:value-type="float" office:value="430">
            <text:p>430</text:p>
          </table:table-cell>
          <table:table-cell office:value-type="float" office:value="4800">
            <text:p>4800</text:p>
          </table:table-cell>
          <table:table-cell office:value-type="float" office:value="6690">
            <text:p>6690</text:p>
          </table:table-cell>
          <table:table-cell office:value-type="float" office:value="10442">
            <text:p>10442</text:p>
          </table:table-cell>
          <table:table-cell office:value-type="float" office:value="-267.875">
            <text:p>-267.875</text:p>
          </table:table-cell>
          <table:table-cell office:value-type="float" office:value="39.375">
            <text:p>39.375</text:p>
          </table:table-cell>
          <table:table-cell office:value-type="float" office:value="112.125">
            <text:p>112.125</text:p>
          </table:table-cell>
          <table:table-cell office:value-type="float" office:value="-0.0558072916666667">
            <text:p>-0.0558072917</text:p>
          </table:table-cell>
          <table:table-cell office:value-type="float" office:value="0.00588565022421525">
            <text:p>0.0058856502</text:p>
          </table:table-cell>
          <table:table-cell office:value-type="float" office:value="0.0107378854625551">
            <text:p>0.0107378855</text:p>
          </table:table-cell>
          <table:table-cell office:value-type="float" office:value="0.810778808620877">
            <text:p>0.8107788086</text:p>
          </table:table-cell>
          <table:table-cell office:value-type="float" office:value="1.02066767190673">
            <text:p>1.0206676719</text:p>
          </table:table-cell>
          <table:table-cell office:value-type="float" office:value="1.03780859139999">
            <text:p>1.0378085914</text:p>
          </table:table-cell>
          <table:table-cell office:value-type="float" office:value="-12.0704790453196">
            <text:p>-12.07047904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587">
            <text:p>4587</text:p>
          </table:table-cell>
          <table:table-cell office:value-type="float" office:value="6550">
            <text:p>6550</text:p>
          </table:table-cell>
          <table:table-cell office:value-type="float" office:value="9904">
            <text:p>9904</text:p>
          </table:table-cell>
          <table:table-cell office:value-type="float" office:value="-91.375">
            <text:p>-91.375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float" office:value="-0.019920427294528">
            <text:p>-0.0199204273</text:p>
          </table:table-cell>
          <table:table-cell office:value-type="float" office:value="0.0145038167938931">
            <text:p>0.0145038168</text:p>
          </table:table-cell>
          <table:table-cell office:value-type="float" office:value="0.0034329563812601">
            <text:p>0.0034329564</text:p>
          </table:table-cell>
          <table:table-cell office:value-type="float" office:value="0.931056278379401">
            <text:p>0.9310562784</text:p>
          </table:table-cell>
          <table:table-cell office:value-type="float" office:value="1.05117566575374">
            <text:p>1.0511756658</text:p>
          </table:table-cell>
          <table:table-cell office:value-type="float" office:value="1.01203844630586">
            <text:p>1.01203844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4400">
            <text:p>4400</text:p>
          </table:table-cell>
          <table:table-cell office:value-type="float" office:value="6730">
            <text:p>6730</text:p>
          </table:table-cell>
          <table:table-cell office:value-type="float" office:value="10272">
            <text:p>10272</text:p>
          </table:table-cell>
          <table:table-cell office:value-type="float" office:value="56.375">
            <text:p>56.375</text:p>
          </table:table-cell>
          <table:table-cell office:value-type="float" office:value="180">
            <text:p>180</text:p>
          </table:table-cell>
          <table:table-cell office:value-type="float" office:value="216">
            <text:p>216</text:p>
          </table:table-cell>
          <table:table-cell office:value-type="float" office:value="0.0128125">
            <text:p>0.0128125</text:p>
          </table:table-cell>
          <table:table-cell office:value-type="float" office:value="0.0267459138187221">
            <text:p>0.0267459138</text:p>
          </table:table-cell>
          <table:table-cell office:value-type="float" office:value="0.0210280373831776">
            <text:p>0.0210280374</text:p>
          </table:table-cell>
          <table:table-cell office:value-type="float" office:value="1.04516550390625">
            <text:p>1.0451655039</text:p>
          </table:table-cell>
          <table:table-cell office:value-type="float" office:value="1.09501277242128">
            <text:p>1.0950127724</text:p>
          </table:table-cell>
          <table:table-cell office:value-type="float" office:value="1.07446480041925">
            <text:p>1.0744648004</text:p>
          </table:table-cell>
          <table:table-cell office:value-type="float" office:value="0">
            <text:p>0</text:p>
          </table:table-cell>
          <table:table-cell office:value-type="float" office:value="26.2610519198193">
            <text:p>26.2610519198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table:number-columns-repeated="2" office:value-type="float" office:value="306">
            <text:p>306</text:p>
          </table:table-cell>
          <table:table-cell office:value-type="float" office:value="4785">
            <text:p>4785</text:p>
          </table:table-cell>
          <table:table-cell office:value-type="float" office:value="6951">
            <text:p>6951</text:p>
          </table:table-cell>
          <table:table-cell office:value-type="float" office:value="10592">
            <text:p>10592</text:p>
          </table:table-cell>
          <table:table-cell office:value-type="float" office:value="41.25">
            <text:p>41.25</text:p>
          </table:table-cell>
          <table:table-cell office:value-type="float" office:value="84">
            <text:p>84</text:p>
          </table:table-cell>
          <table:table-cell office:value-type="float" office:value="128">
            <text:p>128</text:p>
          </table:table-cell>
          <table:table-cell office:value-type="float" office:value="0.00862068965517241">
            <text:p>0.0086206897</text:p>
          </table:table-cell>
          <table:table-cell table:number-columns-repeated="2" office:value-type="float" office:value="0.0120845921450151">
            <text:p>0.0120845921</text:p>
          </table:table-cell>
          <table:table-cell office:value-type="float" office:value="1.03031807372176">
            <text:p>1.0303180737</text:p>
          </table:table-cell>
          <table:table-cell table:number-columns-repeated="2"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table:number-columns-repeated="2" office:value-type="float" office:value="582">
            <text:p>582</text:p>
          </table:table-cell>
          <table:table-cell office:value-type="float" office:value="4906">
            <text:p>4906</text:p>
          </table:table-cell>
          <table:table-cell office:value-type="float" office:value="6765">
            <text:p>6765</text:p>
          </table:table-cell>
          <table:table-cell office:value-type="float" office:value="10400">
            <text:p>10400</text:p>
          </table:table-cell>
          <table:table-cell office:value-type="float" office:value="28.875">
            <text:p>28.875</text:p>
          </table:table-cell>
          <table:table-cell office:value-type="float" office:value="39.875">
            <text:p>39.875</text:p>
          </table:table-cell>
          <table:table-cell office:value-type="float" office:value="72">
            <text:p>72</text:p>
          </table:table-cell>
          <table:table-cell office:value-type="float" office:value="0.00588565022421525">
            <text:p>0.0058856502</text:p>
          </table:table-cell>
          <table:table-cell office:value-type="float" office:value="0.00589430894308943">
            <text:p>0.0058943089</text:p>
          </table:table-cell>
          <table:table-cell office:value-type="float" office:value="0.00692307692307692">
            <text:p>0.0069230769</text:p>
          </table:table-cell>
          <table:table-cell office:value-type="float" office:value="1.02066767190673">
            <text:p>1.0206676719</text:p>
          </table:table-cell>
          <table:table-cell office:value-type="float" office:value="1.02069817734153">
            <text:p>1.0206981773</text:p>
          </table:table-cell>
          <table:table-cell office:value-type="float" office:value="1.02432471005917">
            <text:p>1.02432471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566">
            <text:p>566</text:p>
          </table:table-cell>
          <table:table-cell office:value-type="float" office:value="4675">
            <text:p>4675</text:p>
          </table:table-cell>
          <table:table-cell office:value-type="float" office:value="6678">
            <text:p>6678</text:p>
          </table:table-cell>
          <table:table-cell office:value-type="float" office:value="10480">
            <text:p>10480</text:p>
          </table:table-cell>
          <table:table-cell office:value-type="float" office:value="70.125">
            <text:p>70.125</text:p>
          </table:table-cell>
          <table:table-cell office:value-type="float" office:value="124.25">
            <text:p>124.25</text:p>
          </table:table-cell>
          <table:table-cell office:value-type="float" office:value="152">
            <text:p>152</text:p>
          </table:table-cell>
          <table:table-cell office:value-type="float" office:value="0.015">
            <text:p>0.015</text:p>
          </table:table-cell>
          <table:table-cell office:value-type="float" office:value="0.0186058700209644">
            <text:p>0.01860587</text:p>
          </table:table-cell>
          <table:table-cell office:value-type="float" office:value="0.0145038167938931">
            <text:p>0.0145038168</text:p>
          </table:table-cell>
          <table:table-cell office:value-type="float" office:value="1.052941">
            <text:p>1.052941</text:p>
          </table:table-cell>
          <table:table-cell office:value-type="float" office:value="1.06579905473588">
            <text:p>1.0657990547</text:p>
          </table:table-cell>
          <table:table-cell office:value-type="float" office:value="1.05117566575374">
            <text:p>1.05117566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407">
            <text:p>407</text:p>
          </table:table-cell>
          <table:table-cell table:number-columns-repeated="2" office:value-type="float" office:value="600">
            <text:p>600</text:p>
          </table:table-cell>
          <table:table-cell office:value-type="float" office:value="5115">
            <text:p>5115</text:p>
          </table:table-cell>
          <table:table-cell office:value-type="float" office:value="7403">
            <text:p>7403</text:p>
          </table:table-cell>
          <table:table-cell office:value-type="float" office:value="10768">
            <text:p>10768</text:p>
          </table:table-cell>
          <table:table-cell office:value-type="float" office:value="173.25">
            <text:p>173.25</text:p>
          </table:table-cell>
          <table:table-cell office:value-type="float" office:value="198">
            <text:p>198</text:p>
          </table:table-cell>
          <table:table-cell office:value-type="float" office:value="288">
            <text:p>288</text:p>
          </table:table-cell>
          <table:table-cell office:value-type="float" office:value="0.0338709677419355">
            <text:p>0.0338709677</text:p>
          </table:table-cell>
          <table:table-cell table:number-columns-repeated="2" office:value-type="float" office:value="0.0267459138187221">
            <text:p>0.0267459138</text:p>
          </table:table-cell>
          <table:table-cell office:value-type="float" office:value="1.12079698231009">
            <text:p>1.1207969823</text:p>
          </table:table-cell>
          <table:table-cell table:number-columns-repeated="2" office:value-type="float" office:value="1.09501277242128">
            <text:p>1.0950127724</text:p>
          </table:table-cell>
          <table:table-cell office:value-type="float" office:value="20.8089948968484">
            <text:p>20.8089948968</text:p>
          </table:table-cell>
          <table:table-cell table:number-columns-repeated="2" office:value-type="float" office:value="26.2610519198193">
            <text:p>26.261051919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5203">
            <text:p>5203</text:p>
          </table:table-cell>
          <table:table-cell office:value-type="float" office:value="7672">
            <text:p>7672</text:p>
          </table:table-cell>
          <table:table-cell office:value-type="float" office:value="11070">
            <text:p>11070</text:p>
          </table:table-cell>
          <table:table-cell office:value-type="float" office:value="155.375">
            <text:p>155.375</text:p>
          </table:table-cell>
          <table:table-cell office:value-type="float" office:value="-30.25">
            <text:p>-30.25</text:p>
          </table:table-cell>
          <table:table-cell office:value-type="float" office:value="-25.5">
            <text:p>-25.5</text:p>
          </table:table-cell>
          <table:table-cell office:value-type="float" office:value="0.0298625792811839">
            <text:p>0.0298625793</text:p>
          </table:table-cell>
          <table:table-cell office:value-type="float" office:value="-0.00394290928050052">
            <text:p>-0.0039429093</text:p>
          </table:table-cell>
          <table:table-cell office:value-type="float" office:value="-0.00230352303523035">
            <text:p>-0.002303523</text:p>
          </table:table-cell>
          <table:table-cell office:value-type="float" office:value="1.10626690382114">
            <text:p>1.1062669038</text:p>
          </table:table-cell>
          <table:table-cell office:value-type="float" office:value="0.986230288724093">
            <text:p>0.9862302887</text:p>
          </table:table-cell>
          <table:table-cell office:value-type="float" office:value="0.991948069564706">
            <text:p>0.9919480696</text:p>
          </table:table-cell>
          <table:table-cell office:value-type="float" office:value="23.5561034184774">
            <text:p>23.55610341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5225">
            <text:p>5225</text:p>
          </table:table-cell>
          <table:table-cell office:value-type="float" office:value="7205">
            <text:p>7205</text:p>
          </table:table-cell>
          <table:table-cell office:value-type="float" office:value="10992">
            <text:p>10992</text:p>
          </table:table-cell>
          <table:table-cell office:value-type="float" office:value="88">
            <text:p>88</text:p>
          </table:table-cell>
          <table:table-cell office:value-type="float" office:value="104.5">
            <text:p>104.5</text:p>
          </table:table-cell>
          <table:table-cell office:value-type="float" office:value="174">
            <text:p>174</text:p>
          </table:table-cell>
          <table:table-cell office:value-type="float" office:value="0.0168421052631579">
            <text:p>0.0168421053</text:p>
          </table:table-cell>
          <table:table-cell office:value-type="float" office:value="0.0145038167938931">
            <text:p>0.0145038168</text:p>
          </table:table-cell>
          <table:table-cell office:value-type="float" office:value="0.0158296943231441">
            <text:p>0.0158296943</text:p>
          </table:table-cell>
          <table:table-cell office:value-type="float" office:value="1.05950333518006">
            <text:p>1.0595033352</text:p>
          </table:table-cell>
          <table:table-cell office:value-type="float" office:value="1.05117566575374">
            <text:p>1.0511756658</text:p>
          </table:table-cell>
          <table:table-cell office:value-type="float" office:value="1.05589506540684">
            <text:p>1.05589506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5247">
            <text:p>5247</text:p>
          </table:table-cell>
          <table:table-cell office:value-type="float" office:value="7440">
            <text:p>7440</text:p>
          </table:table-cell>
          <table:table-cell office:value-type="float" office:value="11056">
            <text:p>11056</text:p>
          </table:table-cell>
          <table:table-cell office:value-type="float" office:value="97.625">
            <text:p>97.625</text:p>
          </table:table-cell>
          <table:table-cell office:value-type="float" office:value="252">
            <text:p>252</text:p>
          </table:table-cell>
          <table:table-cell office:value-type="float" office:value="194">
            <text:p>194</text:p>
          </table:table-cell>
          <table:table-cell office:value-type="float" office:value="0.0186058700209644">
            <text:p>0.01860587</text:p>
          </table:table-cell>
          <table:table-cell office:value-type="float" office:value="0.0338709677419355">
            <text:p>0.0338709677</text:p>
          </table:table-cell>
          <table:table-cell office:value-type="float" office:value="0.0175470332850941">
            <text:p>0.0175470333</text:p>
          </table:table-cell>
          <table:table-cell office:value-type="float" office:value="1.06579905473588">
            <text:p>1.0657990547</text:p>
          </table:table-cell>
          <table:table-cell office:value-type="float" office:value="1.12079698231009">
            <text:p>1.1207969823</text:p>
          </table:table-cell>
          <table:table-cell office:value-type="float" office:value="1.06201809731696">
            <text:p>1.0620180973</text:p>
          </table:table-cell>
          <table:table-cell office:value-type="float" office:value="0">
            <text:p>0</text:p>
          </table:table-cell>
          <table:table-cell office:value-type="float" office:value="20.8089948968484">
            <text:p>20.8089948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454">
            <text:p>454</text:p>
          </table:table-cell>
          <table:table-cell office:value-type="float" office:value="5222">
            <text:p>5222</text:p>
          </table:table-cell>
          <table:table-cell office:value-type="float" office:value="7475">
            <text:p>7475</text:p>
          </table:table-cell>
          <table:table-cell office:value-type="float" office:value="12098">
            <text:p>12098</text:p>
          </table:table-cell>
          <table:table-cell office:value-type="float" office:value="-73.125">
            <text:p>-73.125</text:p>
          </table:table-cell>
          <table:table-cell office:value-type="float" office:value="-91">
            <text:p>-91</text:p>
          </table:table-cell>
          <table:table-cell office:value-type="float" office:value="161.875">
            <text:p>161.875</text:p>
          </table:table-cell>
          <table:table-cell office:value-type="float" office:value="-0.0140032554576791">
            <text:p>-0.0140032555</text:p>
          </table:table-cell>
          <table:table-cell office:value-type="float" office:value="-0.0121739130434783">
            <text:p>-0.012173913</text:p>
          </table:table-cell>
          <table:table-cell office:value-type="float" office:value="0.0133803107951728">
            <text:p>0.0133803108</text:p>
          </table:table-cell>
          <table:table-cell office:value-type="float" office:value="0.951372944578413">
            <text:p>0.9513729446</text:p>
          </table:table-cell>
          <table:table-cell office:value-type="float" office:value="0.957681784499055">
            <text:p>0.9576817845</text:p>
          </table:table-cell>
          <table:table-cell office:value-type="float" office:value="1.04718199190838">
            <text:p>1.0471819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5013">
            <text:p>5013</text:p>
          </table:table-cell>
          <table:table-cell office:value-type="float" office:value="7672">
            <text:p>7672</text:p>
          </table:table-cell>
          <table:table-cell office:value-type="float" office:value="12710">
            <text:p>12710</text:p>
          </table:table-cell>
          <table:table-cell office:value-type="float" office:value="-147">
            <text:p>-147</text:p>
          </table:table-cell>
          <table:table-cell office:value-type="float" office:value="23.375">
            <text:p>23.375</text:p>
          </table:table-cell>
          <table:table-cell office:value-type="float" office:value="57.75">
            <text:p>57.75</text:p>
          </table:table-cell>
          <table:table-cell office:value-type="float" office:value="-0.0293237582286056">
            <text:p>-0.0293237582</text:p>
          </table:table-cell>
          <table:table-cell office:value-type="float" office:value="0.00304679353493222">
            <text:p>0.0030467935</text:p>
          </table:table-cell>
          <table:table-cell office:value-type="float" office:value="0.00454366640440598">
            <text:p>0.0045436664</text:p>
          </table:table-cell>
          <table:table-cell office:value-type="float" office:value="0.899052216481314">
            <text:p>0.8990522165</text:p>
          </table:table-cell>
          <table:table-cell office:value-type="float" office:value="1.01068197195592">
            <text:p>1.010681972</text:p>
          </table:table-cell>
          <table:table-cell office:value-type="float" office:value="1.01594329642803">
            <text:p>1.0159432964</text:p>
          </table:table-cell>
          <table:table-cell office:value-type="float" office:value="-23.2894407407666">
            <text:p>-23.28944074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3957">
            <text:p>3957</text:p>
          </table:table-cell>
          <table:table-cell office:value-type="float" office:value="6836">
            <text:p>6836</text:p>
          </table:table-cell>
          <table:table-cell office:value-type="float" office:value="11792">
            <text:p>11792</text:p>
          </table:table-cell>
          <table:table-cell office:value-type="float" office:value="1.625">
            <text:p>1.625</text:p>
          </table:table-cell>
          <table:table-cell office:value-type="float" office:value="2.875">
            <text:p>2.875</text:p>
          </table:table-cell>
          <table:table-cell office:value-type="float" office:value="239.75">
            <text:p>239.75</text:p>
          </table:table-cell>
          <table:table-cell office:value-type="float" office:value="0.00041066464493303">
            <text:p>0.0004106646</text:p>
          </table:table-cell>
          <table:table-cell office:value-type="float" office:value="0.000420567583382095">
            <text:p>0.0004205676</text:p>
          </table:table-cell>
          <table:table-cell office:value-type="float" office:value="0.0203315807327001">
            <text:p>0.0203315807</text:p>
          </table:table-cell>
          <table:table-cell office:value-type="float" office:value="1.00143765680235">
            <text:p>1.0014376568</text:p>
          </table:table-cell>
          <table:table-cell office:value-type="float" office:value="1.00147233322094">
            <text:p>1.0014723332</text:p>
          </table:table-cell>
          <table:table-cell office:value-type="float" office:value="1.07197074398763">
            <text:p>1.071970744</text:p>
          </table:table-cell>
          <table:table-cell table:number-columns-repeated="2" office:value-type="float" office:value="0">
            <text:p>0</text:p>
          </table:table-cell>
          <table:table-cell office:value-type="float" office:value="34.4375551009057">
            <text:p>34.437555100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35">
            <text:p>435</text:p>
          </table:table-cell>
          <table:table-cell table:number-columns-repeated="2" office:value-type="float" office:value="310">
            <text:p>310</text:p>
          </table:table-cell>
          <table:table-cell office:value-type="float" office:value="4625">
            <text:p>4625</text:p>
          </table:table-cell>
          <table:table-cell office:value-type="float" office:value="7560">
            <text:p>7560</text:p>
          </table:table-cell>
          <table:table-cell office:value-type="float" office:value="12480">
            <text:p>12480</text:p>
          </table:table-cell>
          <table:table-cell office:value-type="float" office:value="143.25">
            <text:p>143.25</text:p>
          </table:table-cell>
          <table:table-cell office:value-type="float" office:value="405">
            <text:p>405</text:p>
          </table:table-cell>
          <table:table-cell office:value-type="float" office:value="-46.875">
            <text:p>-46.875</text:p>
          </table:table-cell>
          <table:table-cell office:value-type="float" office:value="0.030972972972973">
            <text:p>0.030972973</text:p>
          </table:table-cell>
          <table:table-cell office:value-type="float" office:value="0.0535714285714286">
            <text:p>0.0535714286</text:p>
          </table:table-cell>
          <table:table-cell office:value-type="float" office:value="-0.00375600961538462">
            <text:p>-0.0037560096</text:p>
          </table:table-cell>
          <table:table-cell office:value-type="float" office:value="1.11028568251278">
            <text:p>1.1102856825</text:p>
          </table:table-cell>
          <table:table-cell office:value-type="float" office:value="1.193125">
            <text:p>1.193125</text:p>
          </table:table-cell>
          <table:table-cell office:value-type="float" office:value="0.986881617258286">
            <text:p>0.9868816173</text:p>
          </table:table-cell>
          <table:table-cell office:value-type="float" office:value="22.7239091484243">
            <text:p>22.7239091484</text:p>
          </table:table-cell>
          <table:table-cell office:value-type="float" office:value="13.2823067302369">
            <text:p>13.28230673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5201">
            <text:p>5201</text:p>
          </table:table-cell>
          <table:table-cell office:value-type="float" office:value="7700">
            <text:p>7700</text:p>
          </table:table-cell>
          <table:table-cell office:value-type="float" office:value="13120">
            <text:p>13120</text:p>
          </table:table-cell>
          <table:table-cell office:value-type="float" office:value="243.375">
            <text:p>243.375</text:p>
          </table:table-cell>
          <table:table-cell office:value-type="float" office:value="-24.25">
            <text:p>-24.25</text:p>
          </table:table-cell>
          <table:table-cell office:value-type="float" office:value="-9.375">
            <text:p>-9.375</text:p>
          </table:table-cell>
          <table:table-cell office:value-type="float" office:value="0.046793885791194">
            <text:p>0.0467938858</text:p>
          </table:table-cell>
          <table:table-cell office:value-type="float" office:value="-0.00314935064935065">
            <text:p>-0.0031493506</text:p>
          </table:table-cell>
          <table:table-cell office:value-type="float" office:value="-0.000714557926829268">
            <text:p>-0.0007145579</text:p>
          </table:table-cell>
          <table:table-cell office:value-type="float" office:value="1.16807034905416">
            <text:p>1.1680703491</text:p>
          </table:table-cell>
          <table:table-cell office:value-type="float" office:value="0.988996712809917">
            <text:p>0.9889967128</text:p>
          </table:table-cell>
          <table:table-cell office:value-type="float" office:value="0.997500048018438">
            <text:p>0.997500048</text:p>
          </table:table-cell>
          <table:table-cell office:value-type="float" office:value="15.1567045088359">
            <text:p>15.15670450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4852">
            <text:p>4852</text:p>
          </table:table-cell>
          <table:table-cell office:value-type="float" office:value="7140">
            <text:p>7140</text:p>
          </table:table-cell>
          <table:table-cell office:value-type="float" office:value="11840">
            <text:p>11840</text:p>
          </table:table-cell>
          <table:table-cell office:value-type="float" office:value="260.5">
            <text:p>260.5</text:p>
          </table:table-cell>
          <table:table-cell office:value-type="float" office:value="-24.2857142857143">
            <text:p>-24.2857142857</text:p>
          </table:table-cell>
          <table:table-cell office:value-type="float" office:value="-27.125">
            <text:p>-27.125</text:p>
          </table:table-cell>
          <table:table-cell office:value-type="float" office:value="0.0536892003297609">
            <text:p>0.0536892003</text:p>
          </table:table-cell>
          <table:table-cell office:value-type="float" office:value="-0.00340136054421769">
            <text:p>-0.0034013605</text:p>
          </table:table-cell>
          <table:table-cell office:value-type="float" office:value="-0.00229096283783784">
            <text:p>-0.0022909628</text:p>
          </table:table-cell>
          <table:table-cell office:value-type="float" office:value="1.19356196040898">
            <text:p>1.1935619604</text:p>
          </table:table-cell>
          <table:table-cell office:value-type="float" office:value="0.9881179138322">
            <text:p>0.9881179138</text:p>
          </table:table-cell>
          <table:table-cell office:value-type="float" office:value="0.991991917148587">
            <text:p>0.9919919171</text:p>
          </table:table-cell>
          <table:table-cell office:value-type="float" office:value="13.2539180484151">
            <text:p>13.25391804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4">
            <text:p>4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465">
            <text:p>465</text:p>
          </table:table-cell>
          <table:table-cell office:value-type="float" office:value="5623">
            <text:p>5623</text:p>
          </table:table-cell>
          <table:table-cell office:value-type="float" office:value="8069">
            <text:p>8069</text:p>
          </table:table-cell>
          <table:table-cell office:value-type="float" office:value="12964">
            <text:p>12964</text:p>
          </table:table-cell>
          <table:table-cell office:value-type="float" office:value="448.571428571429">
            <text:p>448.5714285714</text:p>
          </table:table-cell>
          <table:table-cell office:value-type="float" office:value="486.166666666667">
            <text:p>486.1666666667</text:p>
          </table:table-cell>
          <table:table-cell office:value-type="float" office:value="661.571428571429">
            <text:p>661.5714285714</text:p>
          </table:table-cell>
          <table:table-cell office:value-type="float" office:value="0.079774395975712">
            <text:p>0.079774396</text:p>
          </table:table-cell>
          <table:table-cell office:value-type="float" office:value="0.0602511670178048">
            <text:p>0.060251167</text:p>
          </table:table-cell>
          <table:table-cell office:value-type="float" office:value="0.0510314276898664">
            <text:p>0.0510314277</text:p>
          </table:table-cell>
          <table:table-cell office:value-type="float" office:value="1.29168373625144">
            <text:p>1.2916837363</text:p>
          </table:table-cell>
          <table:table-cell office:value-type="float" office:value="1.21799428269125">
            <text:p>1.2179942827</text:p>
          </table:table-cell>
          <table:table-cell office:value-type="float" office:value="1.18371424187418">
            <text:p>1.1837142419</text:p>
          </table:table-cell>
          <table:table-cell office:value-type="float" office:value="9.03098337938871">
            <text:p>9.0309833794</text:p>
          </table:table-cell>
          <table:table-cell office:value-type="float" office:value="11.8474890399879">
            <text:p>11.84748904</text:p>
          </table:table-cell>
          <table:table-cell office:value-type="float" office:value="13.9264498652856">
            <text:p>13.926449865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4">
            <text:p>4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473">
            <text:p>473</text:p>
          </table:table-cell>
          <table:table-cell office:value-type="float" office:value="5530">
            <text:p>5530</text:p>
          </table:table-cell>
          <table:table-cell office:value-type="float" office:value="8935">
            <text:p>8935</text:p>
          </table:table-cell>
          <table:table-cell office:value-type="float" office:value="15828">
            <text:p>15828</text:p>
          </table:table-cell>
          <table:table-cell office:value-type="float" office:value="-152.333333333333">
            <text:p>-152.3333333333</text:p>
          </table:table-cell>
          <table:table-cell office:value-type="float" office:value="536">
            <text:p>536</text:p>
          </table:table-cell>
          <table:table-cell office:value-type="float" office:value="733.5">
            <text:p>733.5</text:p>
          </table:table-cell>
          <table:table-cell office:value-type="float" office:value="-0.027546714888487">
            <text:p>-0.0275467149</text:p>
          </table:table-cell>
          <table:table-cell office:value-type="float" office:value="0.0599888080581981">
            <text:p>0.0599888081</text:p>
          </table:table-cell>
          <table:table-cell office:value-type="float" office:value="0.0463419257012889">
            <text:p>0.0463419257</text:p>
          </table:table-cell>
          <table:table-cell office:value-type="float" office:value="0.905073788032545">
            <text:p>0.905073788</text:p>
          </table:table-cell>
          <table:table-cell office:value-type="float" office:value="1.21701419610449">
            <text:p>1.2170141961</text:p>
          </table:table-cell>
          <table:table-cell office:value-type="float" office:value="1.16640598514681">
            <text:p>1.1664059851</text:p>
          </table:table-cell>
          <table:table-cell office:value-type="float" office:value="-24.8144206578787">
            <text:p>-24.8144206579</text:p>
          </table:table-cell>
          <table:table-cell office:value-type="float" office:value="11.897816964118">
            <text:p>11.8978169641</text:p>
          </table:table-cell>
          <table:table-cell office:value-type="float" office:value="15.3011943571178">
            <text:p>15.301194357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4">
            <text:p>4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475">
            <text:p>475</text:p>
          </table:table-cell>
          <table:table-cell office:value-type="float" office:value="5774">
            <text:p>5774</text:p>
          </table:table-cell>
          <table:table-cell office:value-type="float" office:value="9259">
            <text:p>9259</text:p>
          </table:table-cell>
          <table:table-cell office:value-type="float" office:value="16528">
            <text:p>16528</text:p>
          </table:table-cell>
          <table:table-cell office:value-type="float" office:value="-250.8">
            <text:p>-250.8</text:p>
          </table:table-cell>
          <table:table-cell office:value-type="float" office:value="635.5">
            <text:p>635.5</text:p>
          </table:table-cell>
          <table:table-cell office:value-type="float" office:value="874.2">
            <text:p>874.2</text:p>
          </table:table-cell>
          <table:table-cell office:value-type="float" office:value="-0.0434360928299273">
            <text:p>-0.0434360928</text:p>
          </table:table-cell>
          <table:table-cell office:value-type="float" office:value="0.0686359218058106">
            <text:p>0.0686359218</text:p>
          </table:table-cell>
          <table:table-cell office:value-type="float" office:value="0.0528920619554695">
            <text:p>0.052892062</text:p>
          </table:table-cell>
          <table:table-cell office:value-type="float" office:value="0.851671595649501">
            <text:p>0.8516715956</text:p>
          </table:table-cell>
          <table:table-cell office:value-type="float" office:value="1.24945907025412">
            <text:p>1.2494590703</text:p>
          </table:table-cell>
          <table:table-cell office:value-type="float" office:value="1.19060545447123">
            <text:p>1.1906054545</text:p>
          </table:table-cell>
          <table:table-cell office:value-type="float" office:value="-15.6087235293299">
            <text:p>-15.6087235293</text:p>
          </table:table-cell>
          <table:table-cell office:value-type="float" office:value="10.4416375432235">
            <text:p>10.4416375432</text:p>
          </table:table-cell>
          <table:table-cell office:value-type="float" office:value="13.4485343852132">
            <text:p>13.448534385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5614">
            <text:p>5614</text:p>
          </table:table-cell>
          <table:table-cell office:value-type="float" office:value="9414">
            <text:p>9414</text:p>
          </table:table-cell>
          <table:table-cell office:value-type="float" office:value="17597">
            <text:p>17597</text:p>
          </table:table-cell>
          <table:table-cell office:value-type="float" office:value="0">
            <text:p>0</text:p>
          </table:table-cell>
          <table:table-cell office:value-type="float" office:value="-236.5">
            <text:p>-236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51221584873593">
            <text:p>-0.025122158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913309446074488">
            <text:p>0.9133094461</text:p>
          </table:table-cell>
          <table:table-cell office:value-type="float" office:value="1.23">
            <text:p>1.23</text:p>
          </table:table-cell>
          <table:table-cell office:value-type="float" office:value="0">
            <text:p>0</text:p>
          </table:table-cell>
          <table:table-cell office:value-type="float" office:value="-27.2430246717474">
            <text:p>-27.2430246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5">
            <text:p>5</text:p>
          </table:table-cell>
          <table:table-cell office:value-type="float" office:value="390">
            <text:p>390</text:p>
          </table:table-cell>
          <table:table-cell table:number-columns-repeated="2" office:value-type="float" office:value="526">
            <text:p>526</text:p>
          </table:table-cell>
          <table:table-cell office:value-type="float" office:value="5459">
            <text:p>5459</text:p>
          </table:table-cell>
          <table:table-cell office:value-type="float" office:value="9661">
            <text:p>9661</text:p>
          </table:table-cell>
          <table:table-cell office:value-type="float" office:value="18735">
            <text:p>18735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5">
            <text:p>5</text:p>
          </table:table-cell>
          <table:table-cell office:value-type="float" office:value="410">
            <text:p>41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5308">
            <text:p>5308</text:p>
          </table:table-cell>
          <table:table-cell office:value-type="float" office:value="9907">
            <text:p>9907</text:p>
          </table:table-cell>
          <table:table-cell office:value-type="float" office:value="19947">
            <text:p>19947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76.25">
            <text:p>76.25</text:p>
          </table:table-cell>
          <table:table-cell office:value-type="float" office:value="4362.75">
            <text:p>4362.75</text:p>
          </table:table-cell>
          <table:table-cell office:value-type="float" office:value="17831">
            <text:p>17831</text:p>
          </table:table-cell>
          <table:table-cell office:value-type="float" office:value="14.895">
            <text:p>14.89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70">
            <text:p>370</text:p>
          </table:table-cell>
          <table:table-cell office:value-type="float" office:value="510">
            <text:p>510</text:p>
          </table:table-cell>
          <table:table-cell office:value-type="float" office:value="5161">
            <text:p>5161</text:p>
          </table:table-cell>
          <table:table-cell office:value-type="float" office:value="10278">
            <text:p>10278</text:p>
          </table:table-cell>
          <table:table-cell office:value-type="float" office:value="21238">
            <text:p>21238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5">
            <text:p>1.05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66">
            <text:p>66</text:p>
          </table:table-cell>
          <table:table-cell office:value-type="float" office:value="4434.66666666667">
            <text:p>4434.6666666667</text:p>
          </table:table-cell>
          <table:table-cell office:value-type="float" office:value="16139.3333333333">
            <text:p>16139.3333333333</text:p>
          </table:table-cell>
          <table:table-cell office:value-type="float" office:value="15.5">
            <text:p>15.5</text:p>
          </table:table-cell>
          <table:table-cell table:number-columns-repeated="3" office:value-type="float" office:value="5">
            <text:p>5</text:p>
          </table:table-cell>
          <table:table-cell office:value-type="float" office:value="378">
            <text:p>37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018">
            <text:p>5018</text:p>
          </table:table-cell>
          <table:table-cell office:value-type="float" office:value="10834">
            <text:p>10834</text:p>
          </table:table-cell>
          <table:table-cell office:value-type="float" office:value="22612">
            <text:p>22612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21" table:number-columns-repeated="2" table:default-cell-style-name="Default"/>
        <table:table-column table:style-name="co13" table:default-cell-style-name="Default"/>
        <table:table-column table:style-name="co20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1.23">
            <text:p>1.23</text:p>
          </table:table-cell>
          <table:table-cell office:value-type="float" office:value="-24">
            <text:p>-24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.3">
            <text:p>16.3</text:p>
          </table:table-cell>
          <table:table-cell office:value-type="float" office:value="19.9">
            <text:p>19.9</text:p>
          </table:table-cell>
          <table:table-cell office:value-type="float" office:value="28.7">
            <text:p>28.7</text:p>
          </table:table-cell>
          <table:table-cell office:value-type="float" office:value="15764">
            <text:p>15764</text:p>
          </table:table-cell>
          <table:table-cell office:value-type="float" office:value="15970">
            <text:p>15970</text:p>
          </table:table-cell>
          <table:table-cell office:value-type="float" office:value="16824">
            <text:p>168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4:38.44</dc:date>
    <dc:creator>Liam Widdess</dc:creator>
    <meta:editing-duration>P2DT3H30M52S</meta:editing-duration>
    <meta:editing-cycles>185</meta:editing-cycles>
    <meta:generator>OpenOffice/4.1.7$Win32 OpenOffice.org_project/417m1$Build-9800</meta:generator>
    <meta:document-statistic meta:table-count="8" meta:cell-count="1084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6">
                <text:p>10676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9">
                <text:p>13979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622">
                <text:p>1462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408">
                <text:p>14408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598">
                <text:p>10598</text:p>
              </table:table-cell>
              <table:table-cell office:value-type="float" office:value="13648">
                <text:p>13648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714">
                <text:p>10714</text:p>
              </table:table-cell>
              <table:table-cell office:value-type="float" office:value="13869">
                <text:p>13869</text:p>
              </table:table-cell>
              <table:table-cell office:value-type="float" office:value="19029">
                <text:p>1902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412">
                <text:p>10412</text:p>
              </table:table-cell>
              <table:table-cell office:value-type="float" office:value="13538">
                <text:p>13538</text:p>
              </table:table-cell>
              <table:table-cell office:value-type="float" office:value="19777">
                <text:p>1977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383">
                <text:p>10383</text:p>
              </table:table-cell>
              <table:table-cell office:value-type="float" office:value="13411">
                <text:p>13411</text:p>
              </table:table-cell>
              <table:table-cell office:value-type="float" office:value="19433">
                <text:p>1943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612">
                <text:p>10612</text:p>
              </table:table-cell>
              <table:table-cell office:value-type="float" office:value="13762">
                <text:p>13762</text:p>
              </table:table-cell>
              <table:table-cell office:value-type="float" office:value="18906">
                <text:p>1890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643">
                <text:p>10643</text:p>
              </table:table-cell>
              <table:table-cell office:value-type="float" office:value="14000">
                <text:p>14000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212">
                <text:p>10212</text:p>
              </table:table-cell>
              <table:table-cell office:value-type="float" office:value="13335">
                <text:p>13335</text:p>
              </table:table-cell>
              <table:table-cell office:value-type="float" office:value="19832">
                <text:p>1983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734">
                <text:p>9734</text:p>
              </table:table-cell>
              <table:table-cell office:value-type="float" office:value="13346">
                <text:p>13346</text:p>
              </table:table-cell>
              <table:table-cell office:value-type="float" office:value="19527">
                <text:p>195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611">
                <text:p>9611</text:p>
              </table:table-cell>
              <table:table-cell office:value-type="float" office:value="13638">
                <text:p>13638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216">
                <text:p>9216</text:p>
              </table:table-cell>
              <table:table-cell office:value-type="float" office:value="13516">
                <text:p>13516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624">
                <text:p>9624</text:p>
              </table:table-cell>
              <table:table-cell office:value-type="float" office:value="13050">
                <text:p>13050</text:p>
              </table:table-cell>
              <table:table-cell office:value-type="float" office:value="17817">
                <text:p>1781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578">
                <text:p>9578</text:p>
              </table:table-cell>
              <table:table-cell office:value-type="float" office:value="12829">
                <text:p>12829</text:p>
              </table:table-cell>
              <table:table-cell office:value-type="float" office:value="18064">
                <text:p>1806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57">
                <text:p>9557</text:p>
              </table:table-cell>
              <table:table-cell office:value-type="float" office:value="13599">
                <text:p>13599</text:p>
              </table:table-cell>
              <table:table-cell office:value-type="float" office:value="18762">
                <text:p>1876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38">
                <text:p>9238</text:p>
              </table:table-cell>
              <table:table-cell office:value-type="float" office:value="12500">
                <text:p>12500</text:p>
              </table:table-cell>
              <table:table-cell office:value-type="float" office:value="19198">
                <text:p>1919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049">
                <text:p>9049</text:p>
              </table:table-cell>
              <table:table-cell office:value-type="float" office:value="12186">
                <text:p>12186</text:p>
              </table:table-cell>
              <table:table-cell office:value-type="float" office:value="17483">
                <text:p>1748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719">
                <text:p>8719</text:p>
              </table:table-cell>
              <table:table-cell office:value-type="float" office:value="12272">
                <text:p>12272</text:p>
              </table:table-cell>
              <table:table-cell office:value-type="float" office:value="17413">
                <text:p>1741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240">
                <text:p>8240</text:p>
              </table:table-cell>
              <table:table-cell office:value-type="float" office:value="12080">
                <text:p>12080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007">
                <text:p>8007</text:p>
              </table:table-cell>
              <table:table-cell office:value-type="float" office:value="11669">
                <text:p>11669</text:p>
              </table:table-cell>
              <table:table-cell office:value-type="float" office:value="16817">
                <text:p>1681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62">
                <text:p>8562</text:p>
              </table:table-cell>
              <table:table-cell office:value-type="float" office:value="11460">
                <text:p>11460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205">
                <text:p>8205</text:p>
              </table:table-cell>
              <table:table-cell office:value-type="float" office:value="12234">
                <text:p>12234</text:p>
              </table:table-cell>
              <table:table-cell office:value-type="float" office:value="17413">
                <text:p>1741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920">
                <text:p>7920</text:p>
              </table:table-cell>
              <table:table-cell office:value-type="float" office:value="11394">
                <text:p>11394</text:p>
              </table:table-cell>
              <table:table-cell office:value-type="float" office:value="18390">
                <text:p>1839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998">
                <text:p>7998</text:p>
              </table:table-cell>
              <table:table-cell office:value-type="float" office:value="10918">
                <text:p>10918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50">
                <text:p>7950</text:p>
              </table:table-cell>
              <table:table-cell office:value-type="float" office:value="10788">
                <text:p>10788</text:p>
              </table:table-cell>
              <table:table-cell office:value-type="float" office:value="15735">
                <text:p>1573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855">
                <text:p>7855</text:p>
              </table:table-cell>
              <table:table-cell office:value-type="float" office:value="10655">
                <text:p>10655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20">
                <text:p>7920</text:p>
              </table:table-cell>
              <table:table-cell office:value-type="float" office:value="10374">
                <text:p>10374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16">
                <text:p>7916</text:p>
              </table:table-cell>
              <table:table-cell office:value-type="float" office:value="10427">
                <text:p>10427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0830">
                <text:p>10830</text:p>
              </table:table-cell>
              <table:table-cell office:value-type="float" office:value="17329">
                <text:p>1732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693">
                <text:p>7693</text:p>
              </table:table-cell>
              <table:table-cell office:value-type="float" office:value="11750">
                <text:p>11750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782">
                <text:p>7782</text:p>
              </table:table-cell>
              <table:table-cell office:value-type="float" office:value="10956">
                <text:p>10956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77">
                <text:p>7877</text:p>
              </table:table-cell>
              <table:table-cell office:value-type="float" office:value="11042">
                <text:p>11042</text:p>
              </table:table-cell>
              <table:table-cell office:value-type="float" office:value="16459">
                <text:p>1645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1662">
                <text:p>11662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93">
                <text:p>7693</text:p>
              </table:table-cell>
              <table:table-cell office:value-type="float" office:value="11920">
                <text:p>11920</text:p>
              </table:table-cell>
              <table:table-cell office:value-type="float" office:value="16554">
                <text:p>1655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510">
                <text:p>11510</text:p>
              </table:table-cell>
              <table:table-cell office:value-type="float" office:value="17756">
                <text:p>1775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35">
                <text:p>8335</text:p>
              </table:table-cell>
              <table:table-cell office:value-type="float" office:value="11554">
                <text:p>11554</text:p>
              </table:table-cell>
              <table:table-cell office:value-type="float" office:value="19187">
                <text:p>1918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58">
                <text:p>8958</text:p>
              </table:table-cell>
              <table:table-cell office:value-type="float" office:value="12096">
                <text:p>12096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178">
                <text:p>9178</text:p>
              </table:table-cell>
              <table:table-cell office:value-type="float" office:value="11818">
                <text:p>11818</text:p>
              </table:table-cell>
              <table:table-cell office:value-type="float" office:value="16444">
                <text:p>1644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796">
                <text:p>8796</text:p>
              </table:table-cell>
              <table:table-cell office:value-type="float" office:value="11510">
                <text:p>11510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664">
                <text:p>8664</text:p>
              </table:table-cell>
              <table:table-cell office:value-type="float" office:value="11451">
                <text:p>11451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858">
                <text:p>8858</text:p>
              </table:table-cell>
              <table:table-cell office:value-type="float" office:value="11796">
                <text:p>11796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770">
                <text:p>8770</text:p>
              </table:table-cell>
              <table:table-cell office:value-type="float" office:value="11619">
                <text:p>11619</text:p>
              </table:table-cell>
              <table:table-cell office:value-type="float" office:value="17834">
                <text:p>178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50">
                <text:p>8350</text:p>
              </table:table-cell>
              <table:table-cell office:value-type="float" office:value="12350">
                <text:p>1235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36">
                <text:p>8236</text:p>
              </table:table-cell>
              <table:table-cell office:value-type="float" office:value="12996">
                <text:p>12996</text:p>
              </table:table-cell>
              <table:table-cell office:value-type="float" office:value="18966">
                <text:p>1896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700">
                <text:p>8700</text:p>
              </table:table-cell>
              <table:table-cell office:value-type="float" office:value="12232">
                <text:p>12232</text:p>
              </table:table-cell>
              <table:table-cell office:value-type="float" office:value="17382">
                <text:p>173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492">
                <text:p>8492</text:p>
              </table:table-cell>
              <table:table-cell office:value-type="float" office:value="12044">
                <text:p>12044</text:p>
              </table:table-cell>
              <table:table-cell office:value-type="float" office:value="17230">
                <text:p>1723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804">
                <text:p>7804</text:p>
              </table:table-cell>
              <table:table-cell office:value-type="float" office:value="11270">
                <text:p>11270</text:p>
              </table:table-cell>
              <table:table-cell office:value-type="float" office:value="19711">
                <text:p>1971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748">
                <text:p>5748</text:p>
              </table:table-cell>
              <table:table-cell office:value-type="float" office:value="10330">
                <text:p>10330</text:p>
              </table:table-cell>
              <table:table-cell office:value-type="float" office:value="18410">
                <text:p>1841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352">
                <text:p>4352</text:p>
              </table:table-cell>
              <table:table-cell office:value-type="float" office:value="9750">
                <text:p>9750</text:p>
              </table:table-cell>
              <table:table-cell office:value-type="float" office:value="16569">
                <text:p>1656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096">
                <text:p>4096</text:p>
              </table:table-cell>
              <table:table-cell office:value-type="float" office:value="9840">
                <text:p>9840</text:p>
              </table:table-cell>
              <table:table-cell office:value-type="float" office:value="16722">
                <text:p>1672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4608">
                <text:p>4608</text:p>
              </table:table-cell>
              <table:table-cell office:value-type="float" office:value="9840">
                <text:p>9840</text:p>
              </table:table-cell>
              <table:table-cell office:value-type="float" office:value="18935">
                <text:p>1893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992">
                <text:p>4992</text:p>
              </table:table-cell>
              <table:table-cell office:value-type="float" office:value="9556">
                <text:p>9556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4352">
                <text:p>4352</text:p>
              </table:table-cell>
              <table:table-cell office:value-type="float" office:value="8056">
                <text:p>8056</text:p>
              </table:table-cell>
              <table:table-cell office:value-type="float" office:value="15851">
                <text:p>1585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4096">
                <text:p>4096</text:p>
              </table:table-cell>
              <table:table-cell office:value-type="float" office:value="8307">
                <text:p>8307</text:p>
              </table:table-cell>
              <table:table-cell office:value-type="float" office:value="16142">
                <text:p>161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4608">
                <text:p>4608</text:p>
              </table:table-cell>
              <table:table-cell office:value-type="float" office:value="7484">
                <text:p>7484</text:p>
              </table:table-cell>
              <table:table-cell office:value-type="float" office:value="13108">
                <text:p>1310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587">
                <text:p>4587</text:p>
              </table:table-cell>
              <table:table-cell office:value-type="float" office:value="6836">
                <text:p>6836</text:p>
              </table:table-cell>
              <table:table-cell office:value-type="float" office:value="10016">
                <text:p>1001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4125">
                <text:p>4125</text:p>
              </table:table-cell>
              <table:table-cell office:value-type="float" office:value="6000">
                <text:p>6000</text:p>
              </table:table-cell>
              <table:table-cell office:value-type="float" office:value="9904">
                <text:p>990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4650">
                <text:p>4650</text:p>
              </table:table-cell>
              <table:table-cell office:value-type="float" office:value="6420">
                <text:p>6420</text:p>
              </table:table-cell>
              <table:table-cell office:value-type="float" office:value="10224">
                <text:p>1022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4800">
                <text:p>4800</text:p>
              </table:table-cell>
              <table:table-cell office:value-type="float" office:value="6690">
                <text:p>6690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4587">
                <text:p>4587</text:p>
              </table:table-cell>
              <table:table-cell office:value-type="float" office:value="6550">
                <text:p>6550</text:p>
              </table:table-cell>
              <table:table-cell office:value-type="float" office:value="9904">
                <text:p>990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4400">
                <text:p>4400</text:p>
              </table:table-cell>
              <table:table-cell office:value-type="float" office:value="6730">
                <text:p>6730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785">
                <text:p>4785</text:p>
              </table:table-cell>
              <table:table-cell office:value-type="float" office:value="6951">
                <text:p>6951</text:p>
              </table:table-cell>
              <table:table-cell office:value-type="float" office:value="10592">
                <text:p>1059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4906">
                <text:p>4906</text:p>
              </table:table-cell>
              <table:table-cell office:value-type="float" office:value="6765">
                <text:p>6765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4675">
                <text:p>4675</text:p>
              </table:table-cell>
              <table:table-cell office:value-type="float" office:value="6678">
                <text:p>6678</text:p>
              </table:table-cell>
              <table:table-cell office:value-type="float" office:value="10480">
                <text:p>1048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5115">
                <text:p>5115</text:p>
              </table:table-cell>
              <table:table-cell office:value-type="float" office:value="7403">
                <text:p>7403</text:p>
              </table:table-cell>
              <table:table-cell office:value-type="float" office:value="10768">
                <text:p>1076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5203">
                <text:p>5203</text:p>
              </table:table-cell>
              <table:table-cell office:value-type="float" office:value="7672">
                <text:p>7672</text:p>
              </table:table-cell>
              <table:table-cell office:value-type="float" office:value="11070">
                <text:p>1107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5225">
                <text:p>5225</text:p>
              </table:table-cell>
              <table:table-cell office:value-type="float" office:value="7205">
                <text:p>7205</text:p>
              </table:table-cell>
              <table:table-cell office:value-type="float" office:value="10992">
                <text:p>1099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5247">
                <text:p>5247</text:p>
              </table:table-cell>
              <table:table-cell office:value-type="float" office:value="7440">
                <text:p>7440</text:p>
              </table:table-cell>
              <table:table-cell office:value-type="float" office:value="11056">
                <text:p>1105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5222">
                <text:p>5222</text:p>
              </table:table-cell>
              <table:table-cell office:value-type="float" office:value="7475">
                <text:p>7475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5013">
                <text:p>5013</text:p>
              </table:table-cell>
              <table:table-cell office:value-type="float" office:value="7672">
                <text:p>7672</text:p>
              </table:table-cell>
              <table:table-cell office:value-type="float" office:value="12710">
                <text:p>1271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957">
                <text:p>3957</text:p>
              </table:table-cell>
              <table:table-cell office:value-type="float" office:value="6836">
                <text:p>6836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625">
                <text:p>4625</text:p>
              </table:table-cell>
              <table:table-cell office:value-type="float" office:value="7560">
                <text:p>756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5201">
                <text:p>5201</text:p>
              </table:table-cell>
              <table:table-cell office:value-type="float" office:value="7700">
                <text:p>7700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4852">
                <text:p>4852</text:p>
              </table:table-cell>
              <table:table-cell office:value-type="float" office:value="7140">
                <text:p>7140</text:p>
              </table:table-cell>
              <table:table-cell office:value-type="float" office:value="11840">
                <text:p>11840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5623">
                <text:p>5623</text:p>
              </table:table-cell>
              <table:table-cell office:value-type="float" office:value="8069">
                <text:p>8069</text:p>
              </table:table-cell>
              <table:table-cell office:value-type="float" office:value="12964">
                <text:p>1296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5530">
                <text:p>5530</text:p>
              </table:table-cell>
              <table:table-cell office:value-type="float" office:value="8935">
                <text:p>8935</text:p>
              </table:table-cell>
              <table:table-cell office:value-type="float" office:value="15828">
                <text:p>1582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5774">
                <text:p>5774</text:p>
              </table:table-cell>
              <table:table-cell office:value-type="float" office:value="9259">
                <text:p>9259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5614">
                <text:p>5614</text:p>
              </table:table-cell>
              <table:table-cell office:value-type="float" office:value="9414">
                <text:p>9414</text:p>
              </table:table-cell>
              <table:table-cell office:value-type="float" office:value="17597">
                <text:p>1759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5459">
                <text:p>5459</text:p>
              </table:table-cell>
              <table:table-cell office:value-type="float" office:value="9661">
                <text:p>9661</text:p>
              </table:table-cell>
              <table:table-cell office:value-type="float" office:value="18735">
                <text:p>1873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5308">
                <text:p>5308</text:p>
              </table:table-cell>
              <table:table-cell office:value-type="float" office:value="9907">
                <text:p>9907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5161">
                <text:p>5161</text:p>
              </table:table-cell>
              <table:table-cell office:value-type="float" office:value="10278">
                <text:p>10278</text:p>
              </table:table-cell>
              <table:table-cell office:value-type="float" office:value="21238">
                <text:p>2123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018">
                <text:p>5018</text:p>
              </table:table-cell>
              <table:table-cell office:value-type="float" office:value="10834">
                <text:p>10834</text:p>
              </table:table-cell>
              <table:table-cell office:value-type="float" office:value="22612">
                <text:p>22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4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2.75">
                <text:p>4362.7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34.66666666667">
                <text:p>443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2cm" svg:y="1.404cm" svg:width="30.94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895">
                <text:p>14.89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cm" svg:y="1.352cm" svg:width="31.38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8498107702365">
                <text:p>0.99849810770236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266312151337">
                <text:p>0.98126631215133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8087585808494">
                <text:p>0.99808758580849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57340209561815">
                <text:p>0.95734020956181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7729572940534">
                <text:p>0.99772957294053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6315890786866">
                <text:p>0.96631589078686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34094919190451">
                <text:p>0.93409491919045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087864784759">
                <text:p>1.008786478475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593803140625">
                <text:p>0.9859380314062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7528135828494">
                <text:p>0.94752813582849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31917398855472">
                <text:p>0.93191739885547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6665514592959">
                <text:p>0.99666551459295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2094777620671">
                <text:p>1.0209477762067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8725826411826">
                <text:p>0.9387258264118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4838498881548">
                <text:p>0.95483849888154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3891154279332">
                <text:p>0.94389115427933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1625328004">
                <text:p>0.95162532800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2355384125147">
                <text:p>0.93235538412514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6028725595175">
                <text:p>0.97602872559517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59414381222315">
                <text:p>0.959414381222315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3904370685551">
                <text:p>0.9390437068555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11944385433513">
                <text:p>0.91194438543351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37028768202554">
                <text:p>0.9370287682025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2921682467536">
                <text:p>0.98292168246753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438612201985">
                <text:p>1.043861220198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7126105676072">
                <text:p>0.94712610567607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5880403656686">
                <text:p>0.9588040365668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1861109745192">
                <text:p>1.0186110974519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506192934963">
                <text:p>1.0350619293496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0023565657108">
                <text:p>0.96002356565710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1756457926664">
                <text:p>0.97175645792666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8669102130001">
                <text:p>0.9866910213000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863154823045">
                <text:p>1.0486315482304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0191385099958">
                <text:p>1.0019138509995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6107195734426">
                <text:p>1.0610719573442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866489223665">
                <text:p>1.0986648922366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025124831346">
                <text:p>1.0902512483134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384141710069">
                <text:p>1.0538414171006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90020639028681">
                <text:p>0.99002063902868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866489223665">
                <text:p>1.0986648922366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94541279329434">
                <text:p>0.99454127932943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70469784689444">
                <text:p>0.97046978468944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229773946907">
                <text:p>1.022977394690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0436119605304">
                <text:p>0.98043611960530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5454960465142">
                <text:p>0.97545496046514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840684733281289">
                <text:p>0.84068473328128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1485580189146">
                <text:p>1.0148558018914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59313400572895">
                <text:p>0.95931340057289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79358316931624">
                <text:p>0.97935831693162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804180900065746">
                <text:p>0.80418090006574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684450118570141">
                <text:p>0.68445011857014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83229340567603">
                <text:p>0.832293405676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616869634303906">
                <text:p>0.61686963430390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608964970234735">
                <text:p>0.60896497023473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647235177606886">
                <text:p>0.64723517760688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69890451317523">
                <text:p>0.6989045131752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605099430484384">
                <text:p>0.60509943048438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4516550390625">
                <text:p>1.045165503906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7446480041925">
                <text:p>1.0744648004192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2066767190673">
                <text:p>1.0206676719067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5117566575374">
                <text:p>1.0511756657537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9501277242128">
                <text:p>1.095012772421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4258230574748">
                <text:p>1.0425823057474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2069817734153">
                <text:p>1.0206981773415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6579905473588">
                <text:p>1.0657990547358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9501277242128">
                <text:p>1.0950127724212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0.986230288724093">
                <text:p>0.98623028872409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117566575374">
                <text:p>1.0511756657537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2079698231009">
                <text:p>1.1207969823100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0.957681784499055">
                <text:p>0.95768178449905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1068197195592">
                <text:p>1.0106819719559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0147233322094">
                <text:p>1.0014723332209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93125">
                <text:p>1.19312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88996712809917">
                <text:p>0.98899671280991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0.9881179138322">
                <text:p>0.988117913832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21799428269125">
                <text:p>1.2179942826912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21701419610449">
                <text:p>1.2170141961044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24945907025412">
                <text:p>1.2494590702541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0.913309446074488">
                <text:p>0.91330944607448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7831">
                <text:p>1783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6139.3333333333">
                <text:p>16139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